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23.058cm" table:align="left" fo:background-color="#fdfdfd">
        <style:background-image/>
      </style:table-properties>
    </style:style>
    <style:style style:name="Table1.A" style:family="table-column">
      <style:table-column-properties style:column-width="2.676cm"/>
    </style:style>
    <style:style style:name="Table1.B" style:family="table-column">
      <style:table-column-properties style:column-width="11.793cm"/>
    </style:style>
    <style:style style:name="Table1.C" style:family="table-column">
      <style:table-column-properties style:column-width="2.376cm"/>
    </style:style>
    <style:style style:name="Table1.D" style:family="table-column">
      <style:table-column-properties style:column-width="6.212cm"/>
    </style:style>
    <style:style style:name="Table1.A1" style:family="table-cell">
      <style:table-cell-properties style:vertical-align="middle" fo:background-color="#e7e7e7" fo:padding="0.049cm" fo:border="none">
        <style:background-image/>
      </style:table-cell-properties>
    </style:style>
    <style:style style:name="Table1.A2" style:family="table-cell">
      <style:table-cell-properties style:vertical-align="middle" fo:background-color="#f5f5f5" fo:padding="0.049cm" fo:border="none">
        <style:background-image/>
      </style:table-cell-properties>
    </style:style>
    <style:style style:name="Table2" style:family="table">
      <style:table-properties style:width="24.28cm" table:align="left" fo:background-color="#fdfdfd">
        <style:background-image/>
      </style:table-properties>
    </style:style>
    <style:style style:name="Table2.A" style:family="table-column">
      <style:table-column-properties style:column-width="4.216cm"/>
    </style:style>
    <style:style style:name="Table2.B" style:family="table-column">
      <style:table-column-properties style:column-width="11.502cm"/>
    </style:style>
    <style:style style:name="Table2.C" style:family="table-column">
      <style:table-column-properties style:column-width="2.376cm"/>
    </style:style>
    <style:style style:name="Table2.D" style:family="table-column">
      <style:table-column-properties style:column-width="6.186cm"/>
    </style:style>
    <style:style style:name="Table2.A1" style:family="table-cell">
      <style:table-cell-properties style:vertical-align="middle" fo:background-color="#e7e7e7" fo:padding="0.049cm" fo:border="none">
        <style:background-image/>
      </style:table-cell-properties>
    </style:style>
    <style:style style:name="Table2.A2" style:family="table-cell">
      <style:table-cell-properties style:vertical-align="middle" fo:background-color="#f5f5f5" fo:padding="0.049cm" fo:border="none">
        <style:background-image/>
      </style:table-cell-properties>
    </style:style>
    <style:style style:name="Table2.A3" style:family="table-cell">
      <style:table-cell-properties style:vertical-align="middle" fo:padding="0.049cm" fo:border="none"/>
    </style:style>
    <style:style style:name="Table3" style:family="table">
      <style:table-properties style:width="22.146cm" table:align="left" fo:background-color="#fdfdfd">
        <style:background-image/>
      </style:table-properties>
    </style:style>
    <style:style style:name="Table3.A" style:family="table-column">
      <style:table-column-properties style:column-width="1.737cm"/>
    </style:style>
    <style:style style:name="Table3.B" style:family="table-column">
      <style:table-column-properties style:column-width="10.312cm"/>
    </style:style>
    <style:style style:name="Table3.C" style:family="table-column">
      <style:table-column-properties style:column-width="2.376cm"/>
    </style:style>
    <style:style style:name="Table3.D" style:family="table-column">
      <style:table-column-properties style:column-width="7.721cm"/>
    </style:style>
    <style:style style:name="Table3.A1" style:family="table-cell">
      <style:table-cell-properties style:vertical-align="middle" fo:background-color="#e7e7e7" fo:padding="0.049cm" fo:border="none">
        <style:background-image/>
      </style:table-cell-properties>
    </style:style>
    <style:style style:name="Table3.A2" style:family="table-cell">
      <style:table-cell-properties style:vertical-align="middle" fo:background-color="#f5f5f5" fo:padding="0.049cm" fo:border="none">
        <style:background-image/>
      </style:table-cell-properties>
    </style:style>
    <style:style style:name="Table3.A3" style:family="table-cell">
      <style:table-cell-properties style:vertical-align="middle" fo:padding="0.049cm" fo:border="none"/>
    </style:style>
    <style:style style:name="Table4" style:family="table">
      <style:table-properties style:width="23.058cm" table:align="left" fo:background-color="#fdfdfd">
        <style:background-image/>
      </style:table-properties>
    </style:style>
    <style:style style:name="Table4.A" style:family="table-column">
      <style:table-column-properties style:column-width="2.676cm"/>
    </style:style>
    <style:style style:name="Table4.B" style:family="table-column">
      <style:table-column-properties style:column-width="11.793cm"/>
    </style:style>
    <style:style style:name="Table4.C" style:family="table-column">
      <style:table-column-properties style:column-width="2.376cm"/>
    </style:style>
    <style:style style:name="Table4.D" style:family="table-column">
      <style:table-column-properties style:column-width="6.212cm"/>
    </style:style>
    <style:style style:name="Table4.A1" style:family="table-cell">
      <style:table-cell-properties style:vertical-align="middle" fo:background-color="#e7e7e7" fo:padding="0.049cm" fo:border="none">
        <style:background-image/>
      </style:table-cell-properties>
    </style:style>
    <style:style style:name="Table4.A2" style:family="table-cell">
      <style:table-cell-properties style:vertical-align="middle" fo:background-color="#f5f5f5" fo:padding="0.049cm" fo:border="none">
        <style:background-image/>
      </style:table-cell-properties>
    </style:style>
    <style:style style:name="Table5" style:family="table">
      <style:table-properties style:width="19.062cm" table:align="left" fo:background-color="#fdfdfd">
        <style:background-image/>
      </style:table-properties>
    </style:style>
    <style:style style:name="Table5.A" style:family="table-column">
      <style:table-column-properties style:column-width="2.676cm"/>
    </style:style>
    <style:style style:name="Table5.B" style:family="table-column">
      <style:table-column-properties style:column-width="7.798cm"/>
    </style:style>
    <style:style style:name="Table5.C" style:family="table-column">
      <style:table-column-properties style:column-width="2.376cm"/>
    </style:style>
    <style:style style:name="Table5.D" style:family="table-column">
      <style:table-column-properties style:column-width="6.212cm"/>
    </style:style>
    <style:style style:name="Table5.A1" style:family="table-cell">
      <style:table-cell-properties style:vertical-align="middle" fo:background-color="#e7e7e7" fo:padding="0.049cm" fo:border="none">
        <style:background-image/>
      </style:table-cell-properties>
    </style:style>
    <style:style style:name="Table5.A2" style:family="table-cell">
      <style:table-cell-properties style:vertical-align="middle" fo:background-color="#f5f5f5" fo:padding="0.049cm" fo:border="none">
        <style:background-image/>
      </style:table-cell-properties>
    </style:style>
    <style:style style:name="Table5.A3" style:family="table-cell">
      <style:table-cell-properties style:vertical-align="middle" fo:padding="0.049cm" fo:border="none"/>
    </style:style>
    <style:style style:name="Table6" style:family="table">
      <style:table-properties style:width="22.401cm" table:align="left" fo:background-color="#fdfdfd">
        <style:background-image/>
      </style:table-properties>
    </style:style>
    <style:style style:name="Table6.A" style:family="table-column">
      <style:table-column-properties style:column-width="1.993cm"/>
    </style:style>
    <style:style style:name="Table6.B" style:family="table-column">
      <style:table-column-properties style:column-width="10.312cm"/>
    </style:style>
    <style:style style:name="Table6.C" style:family="table-column">
      <style:table-column-properties style:column-width="2.376cm"/>
    </style:style>
    <style:style style:name="Table6.D" style:family="table-column">
      <style:table-column-properties style:column-width="7.721cm"/>
    </style:style>
    <style:style style:name="Table6.A1" style:family="table-cell">
      <style:table-cell-properties style:vertical-align="middle" fo:background-color="#e7e7e7" fo:padding="0.049cm" fo:border="none">
        <style:background-image/>
      </style:table-cell-properties>
    </style:style>
    <style:style style:name="Table6.A2" style:family="table-cell">
      <style:table-cell-properties style:vertical-align="middle" fo:background-color="#f5f5f5" fo:padding="0.049cm" fo:border="none">
        <style:background-image/>
      </style:table-cell-properties>
    </style:style>
    <style:style style:name="Table6.A3" style:family="table-cell">
      <style:table-cell-properties style:vertical-align="middle" fo:padding="0.049cm" fo:border="none"/>
    </style:style>
    <style:style style:name="Table7" style:family="table">
      <style:table-properties style:width="14.407cm" table:align="left" fo:background-color="#fdfdfd">
        <style:background-image/>
      </style:table-properties>
    </style:style>
    <style:style style:name="Table7.A" style:family="table-column">
      <style:table-column-properties style:column-width="6.177cm"/>
    </style:style>
    <style:style style:name="Table7.B" style:family="table-column">
      <style:table-column-properties style:column-width="1.804cm"/>
    </style:style>
    <style:style style:name="Table7.C" style:family="table-column">
      <style:table-column-properties style:column-width="3.948cm"/>
    </style:style>
    <style:style style:name="Table7.D" style:family="table-column">
      <style:table-column-properties style:column-width="2.478cm"/>
    </style:style>
    <style:style style:name="Table7.A1" style:family="table-cell">
      <style:table-cell-properties style:vertical-align="middle" fo:background-color="#e7e7e7" fo:padding="0.049cm" fo:border="none">
        <style:background-image/>
      </style:table-cell-properties>
    </style:style>
    <style:style style:name="Table7.A2" style:family="table-cell">
      <style:table-cell-properties style:vertical-align="middle" fo:background-color="#f5f5f5" fo:padding="0.049cm" fo:border="none">
        <style:background-image/>
      </style:table-cell-properties>
    </style:style>
    <style:style style:name="Table7.A3" style:family="table-cell">
      <style:table-cell-properties style:vertical-align="middle" fo:padding="0.049cm" fo:border="none"/>
    </style:style>
    <style:style style:name="P1" style:family="paragraph" style:parent-style-name="Standard">
      <style:paragraph-properties fo:margin-top="0.265cm" fo:margin-bottom="0cm"/>
      <style:text-properties fo:font-size="2pt" style:font-size-asian="2pt" style:font-size-complex="2pt"/>
    </style:style>
    <style:style style:name="P2" style:family="paragraph" style:parent-style-name="Standard">
      <style:paragraph-properties fo:margin-top="0.265cm" fo:margin-bottom="0cm" fo:padding="0cm" fo:border="none"/>
      <style:text-properties fo:font-size="2pt" style:font-size-asian="2pt" style:font-size-complex="2pt"/>
    </style:style>
    <style:style style:name="P3" style:family="paragraph" style:parent-style-name="Text_20_body">
      <style:text-properties fo:font-size="2pt" style:font-size-asian="2pt" style:font-size-complex="2pt"/>
    </style:style>
    <style:style style:name="P4" style:family="paragraph" style:parent-style-name="Text_20_body">
      <style:paragraph-properties fo:margin-top="0cm" fo:margin-bottom="0cm" fo:text-align="center" style:justify-single-word="false"/>
    </style:style>
    <style:style style:name="P5" style:family="paragraph" style:parent-style-name="Text_20_body">
      <style:paragraph-properties fo:margin-top="0cm" fo:margin-bottom="0cm" fo:padding="0cm" fo:border="none"/>
    </style:style>
    <style:style style:name="P6" style:family="paragraph" style:parent-style-name="Text_20_body" style:list-style-name="L2">
      <style:paragraph-properties fo:margin-top="0cm" fo:margin-bottom="0cm" fo:padding="0cm" fo:border="none"/>
    </style:style>
    <style:style style:name="P7" style:family="paragraph" style:parent-style-name="Text_20_body" style:list-style-name="L4">
      <style:paragraph-properties fo:margin-top="0cm" fo:margin-bottom="0cm" fo:background-color="#f5f5f5" fo:padding="0cm" fo:border="none">
        <style:background-image/>
      </style:paragraph-properties>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cm" fo:orphans="2" fo:widows="2" fo:text-indent="0cm" style:auto-text-indent="false"/>
    </style:style>
    <style:style style:name="P10" style:family="paragraph" style:parent-style-name="Text_20_body" style:list-style-name="L3">
      <style:paragraph-properties fo:margin-left="0cm" fo:margin-right="0cm" fo:margin-top="0cm" fo:margin-bottom="0cm" fo:text-align="center" style:justify-single-word="false" fo:text-indent="0cm" style:auto-text-indent="false" fo:padding-left="0.049cm" fo:padding-right="0cm" fo:padding-top="0cm" fo:padding-bottom="0cm" fo:border-left="0.002cm solid #999999" fo:border-right="none" fo:border-top="none" fo:border-bottom="none"/>
    </style:style>
    <style:style style:name="P11" style:family="paragraph" style:parent-style-name="Text_20_body" style:list-style-name="L3">
      <style:paragraph-properties fo:margin-left="0cm" fo:margin-right="0cm" fo:margin-top="0cm" fo:margin-bottom="0cm" fo:text-align="center" style:justify-single-word="false" fo:text-indent="0cm" style:auto-text-indent="false" fo:padding-left="0.049cm" fo:padding-right="0.049cm" fo:padding-top="0cm" fo:padding-bottom="0cm" fo:border-left="0.002cm solid #999999" fo:border-right="0.002cm solid #999999" fo:border-top="none" fo:border-bottom="none"/>
    </style:style>
    <style:style style:name="P12" style:family="paragraph" style:parent-style-name="Text_20_body" style:list-style-name="L4">
      <style:paragraph-properties fo:margin-left="0cm" fo:margin-right="0cm" fo:margin-top="0cm" fo:margin-bottom="0cm" fo:text-indent="0cm" style:auto-text-indent="false" fo:background-color="#f5f5f5" fo:padding="0cm" fo:border="none">
        <style:background-image/>
      </style:paragraph-properties>
    </style:style>
    <style:style style:name="P13" style:family="paragraph" style:parent-style-name="Text_20_body">
      <style:paragraph-properties fo:margin-left="0cm" fo:margin-right="0cm" fo:margin-top="0cm" fo:margin-bottom="0.291cm" fo:text-indent="0cm" style:auto-text-indent="false"/>
    </style:style>
    <style:style style:name="P14" style:family="paragraph" style:parent-style-name="Text_20_body">
      <style:paragraph-properties fo:margin-left="0cm" fo:margin-right="0cm" fo:margin-top="0cm" fo:margin-bottom="0.291cm" fo:text-indent="0cm" style:auto-text-indent="false"/>
      <style:text-properties fo:color="#7834bc" style:text-line-through-style="none" style:text-underline-style="none" style:text-blinking="false"/>
    </style:style>
    <style:style style:name="P15" style:family="paragraph" style:parent-style-name="Text_20_body">
      <style:paragraph-properties fo:margin-left="0cm" fo:margin-right="0cm" fo:margin-top="0cm" fo:margin-bottom="0.291cm" fo:text-indent="0cm" style:auto-text-indent="false" fo:padding="0cm" fo:border="none"/>
    </style:style>
    <style:style style:name="P16" style:family="paragraph" style:parent-style-name="Text_20_body" style:list-style-name="L5">
      <style:paragraph-properties fo:margin-left="0cm" fo:margin-right="0.159cm" fo:margin-top="0cm" fo:margin-bottom="0.132cm" fo:line-height="100%" fo:text-align="center" style:justify-single-word="false" fo:text-indent="0cm" style:auto-text-indent="false" fo:padding-left="0.397cm" fo:padding-right="0.397cm" fo:padding-top="0.265cm" fo:padding-bottom="0.265cm" fo:border="0.002cm solid #dddddd"/>
    </style:style>
    <style:style style:name="P17" style:family="paragraph" style:parent-style-name="Text_20_body">
      <style:paragraph-properties fo:margin-top="0.265cm" fo:margin-bottom="0cm" fo:padding="0cm" fo:border="none"/>
    </style:style>
    <style:style style:name="P18" style:family="paragraph" style:parent-style-name="Text_20_body">
      <style:paragraph-properties fo:margin-left="0cm" fo:margin-right="1.058cm" fo:margin-top="0.265cm" fo:margin-bottom="0cm" fo:text-align="end" style:justify-single-word="false" fo:text-indent="0cm" style:auto-text-indent="false" fo:padding="0cm" fo:border="none"/>
      <style:text-properties fo:font-weight="bold"/>
    </style:style>
    <style:style style:name="P19" style:family="paragraph" style:parent-style-name="Text_20_body">
      <style:paragraph-properties fo:margin-top="0.265cm" fo:margin-bottom="0.265cm" fo:padding="0cm" fo:border="none"/>
      <style:text-properties fo:color="#9d0500" fo:font-size="9.75pt"/>
    </style:style>
    <style:style style:name="P20" style:family="paragraph" style:parent-style-name="Text_20_body">
      <style:paragraph-properties fo:margin-top="0.053cm" fo:margin-bottom="0.265cm" fo:padding="0cm" fo:border="none"/>
    </style:style>
    <style:style style:name="P21" style:family="paragraph" style:parent-style-name="Text_20_body" style:list-style-name="L6">
      <style:paragraph-properties fo:margin-top="0cm" fo:margin-bottom="0.291cm" fo:padding="0cm" fo:border="none"/>
    </style:style>
    <style:style style:name="P22" style:family="paragraph" style:parent-style-name="Text_20_body" style:list-style-name="L7">
      <style:paragraph-properties fo:margin-top="0cm" fo:margin-bottom="0.291cm" fo:padding="0cm" fo:border="none"/>
    </style:style>
    <style:style style:name="P23" style:family="paragraph" style:parent-style-name="Text_20_body" style:list-style-name="L8">
      <style:paragraph-properties fo:margin-top="0cm" fo:margin-bottom="0.291cm" fo:padding="0cm" fo:border="none"/>
    </style:style>
    <style:style style:name="P24" style:family="paragraph" style:parent-style-name="Text_20_body" style:list-style-name="L9">
      <style:paragraph-properties fo:margin-top="0cm" fo:margin-bottom="0.291cm" fo:padding="0cm" fo:border="none"/>
    </style:style>
    <style:style style:name="P25" style:family="paragraph" style:parent-style-name="Table_20_Heading">
      <style:paragraph-properties fo:line-height="143%" fo:text-align="start" style:justify-single-word="false" fo:padding="0cm" fo:border="none"/>
      <style:text-properties fo:color="#333333" fo:font-weight="bold"/>
    </style:style>
    <style:style style:name="P26" style:family="paragraph" style:parent-style-name="Heading_20_1">
      <style:paragraph-properties fo:margin-left="0cm" fo:margin-right="0cm" fo:margin-top="1.005cm" fo:margin-bottom="1.005cm" fo:line-height="110%" fo:text-indent="0cm" style:auto-text-indent="false" fo:padding-left="0cm" fo:padding-right="0cm" fo:padding-top="0cm" fo:padding-bottom="0.049cm" fo:border-left="none" fo:border-right="none" fo:border-top="none" fo:border-bottom="0.002cm solid #af3c43"/>
      <style:text-properties style:font-name="Helvetica" fo:font-size="25.5pt" fo:font-weight="bold"/>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line-height="143%" fo:padding="0.132cm" fo:border-left="0.035cm solid #d0d0d0" fo:border-right="0.035cm solid #d0d0d0" fo:border-top="0.035cm solid #dddddd" fo:border-bottom="0.035cm solid #d0d0d0"/>
      <style:text-properties fo:color="#007700" fo:background-color="transparent"/>
    </style:style>
    <style:style style:name="P29" style:family="paragraph" style:parent-style-name="Table_20_Contents">
      <style:paragraph-properties fo:line-height="143%" fo:padding="0.132cm" fo:border-left="0.035cm solid #d0d0d0" fo:border-right="0.035cm solid #d0d0d0" fo:border-top="0.035cm solid #dddddd" fo:border-bottom="0.035cm solid #d0d0d0"/>
      <style:text-properties fo:color="#3c763d"/>
    </style:style>
    <style:style style:name="P30" style:family="paragraph" style:parent-style-name="Table_20_Contents">
      <style:paragraph-properties fo:line-height="143%" fo:padding="0.132cm" fo:border-left="0.035cm solid #d0d0d0" fo:border-right="0.035cm solid #d0d0d0" fo:border-top="0.035cm solid #dddddd" fo:border-bottom="0.035cm solid #d0d0d0"/>
      <style:text-properties fo:color="#a94442"/>
    </style:style>
    <style:style style:name="P31" style:family="paragraph" style:parent-style-name="Table_20_Contents">
      <style:paragraph-properties fo:line-height="143%" fo:padding="0.132cm" fo:border-left="0.035cm solid #d0d0d0" fo:border-right="0.035cm solid #d0d0d0" fo:border-top="0.035cm solid #dddddd" fo:border-bottom="0.035cm solid #d0d0d0"/>
    </style:style>
    <style:style style:name="P32" style:family="paragraph" style:parent-style-name="Table_20_Contents">
      <style:paragraph-properties fo:margin-left="0cm" fo:margin-right="0cm" fo:margin-top="0cm" fo:margin-bottom="0cm" fo:line-height="143%" fo:text-align="start" style:justify-single-word="false" fo:text-indent="0cm" style:auto-text-indent="false" fo:padding="0.132cm" fo:border-left="0.035cm solid #d0d0d0" fo:border-right="0.035cm solid #d0d0d0" fo:border-top="0.035cm solid #dddddd" fo:border-bottom="0.035cm solid #d0d0d0"/>
    </style:style>
    <style:style style:name="P33" style:family="paragraph" style:parent-style-name="Table_20_Contents">
      <style:paragraph-properties fo:margin-left="0.132cm" fo:margin-right="0cm" fo:margin-top="0cm" fo:margin-bottom="0cm" fo:line-height="143%" fo:text-align="start" style:justify-single-word="false" fo:text-indent="0cm" style:auto-text-indent="false" fo:padding="0.132cm" fo:border-left="0.035cm solid #d0d0d0" fo:border-right="0.035cm solid #d0d0d0" fo:border-top="0.035cm solid #dddddd" fo:border-bottom="0.035cm solid #d0d0d0"/>
    </style:style>
    <style:style style:name="P34" style:family="paragraph" style:parent-style-name="Table_20_Contents">
      <style:paragraph-properties fo:margin-top="0cm" fo:margin-bottom="0.499cm" fo:line-height="143%" fo:text-align="start" style:justify-single-word="false" fo:padding="0.132cm" fo:border-left="0.035cm solid #d0d0d0" fo:border-right="0.035cm solid #d0d0d0" fo:border-top="0.035cm solid #dddddd" fo:border-bottom="0.035cm solid #d0d0d0"/>
    </style:style>
    <style:style style:name="P35" style:family="paragraph" style:parent-style-name="Heading_20_3">
      <style:paragraph-properties fo:line-height="110%"/>
      <style:text-properties fo:color="#333333" style:text-line-through-style="none" style:font-name="Helvetica" style:text-underline-style="none" fo:font-weight="bold" style:text-blinking="false"/>
    </style:style>
    <style:style style:name="P36" style:family="paragraph" style:parent-style-name="Heading_20_3">
      <style:paragraph-properties fo:margin-top="0.529cm" fo:margin-bottom="0.291cm" fo:line-height="110%"/>
      <style:text-properties style:font-name="Helvetica" fo:font-weight="bold"/>
    </style:style>
    <style:style style:name="P37" style:family="paragraph" style:parent-style-name="Heading_20_3">
      <style:paragraph-properties fo:margin-left="0cm" fo:margin-right="0cm" fo:margin-top="0.529cm" fo:margin-bottom="0.291cm" fo:line-height="110%" fo:text-indent="0cm" style:auto-text-indent="false"/>
      <style:text-properties style:font-name="Helvetica" fo:font-weight="bold"/>
    </style:style>
    <style:style style:name="P38" style:family="paragraph" style:parent-style-name="Heading_20_2">
      <style:paragraph-properties fo:line-height="110%"/>
      <style:text-properties style:font-name="Helvetica" fo:font-size="19.5pt" fo:font-weight="bold"/>
    </style:style>
    <style:style style:name="P39" style:family="paragraph" style:parent-style-name="Heading_20_2">
      <style:paragraph-properties fo:margin-left="0cm" fo:margin-right="0cm" fo:margin-top="0.132cm" fo:margin-bottom="0.132cm" fo:line-height="110%" fo:text-indent="0cm" style:auto-text-indent="false" fo:background-color="#4f81bc" fo:padding="0cm" fo:border="none">
        <style:background-image/>
      </style:paragraph-properties>
      <style:text-properties fo:color="#ffffff" style:font-name="Helvetica" fo:font-size="19.5pt" fo:font-weight="bold"/>
    </style:style>
    <style:style style:name="P40" style:family="paragraph" style:parent-style-name="Heading_20_2">
      <style:paragraph-properties fo:margin-top="1.005cm" fo:margin-bottom="0.291cm" fo:line-height="110%"/>
      <style:text-properties style:font-name="Helvetica" fo:font-size="19.5pt" fo:font-weight="bold"/>
    </style:style>
    <style:style style:name="P41" style:family="paragraph" style:parent-style-name="Heading_20_2">
      <style:paragraph-properties fo:margin-top="1.005cm" fo:margin-bottom="0.291cm" fo:line-height="110%" fo:padding="0cm" fo:border="none"/>
      <style:text-properties style:font-name="Helvetica" fo:font-size="19.5pt" fo:font-weight="bold"/>
    </style:style>
    <style:style style:name="P42" style:family="paragraph">
      <style:paragraph-properties fo:text-align="center"/>
      <style:text-properties fo:color="#ffffff" fo:font-family="inherit" fo:font-size="12pt" fo:font-weight="normal"/>
    </style:style>
    <style:style style:name="P43" style:family="paragraph">
      <style:paragraph-properties fo:text-align="center"/>
      <style:text-properties fo:color="#000000" fo:font-family="inherit" fo:font-size="12pt" fo:font-weight="normal"/>
    </style:style>
    <style:style style:name="P44" style:family="paragraph">
      <style:paragraph-properties fo:text-align="center"/>
      <style:text-properties fo:color="#ffffff"/>
    </style:style>
    <style:style style:name="T1" style:family="text">
      <style:text-properties fo:color="#7834bc" style:text-underline-style="solid" style:text-underline-width="auto" style:text-underline-color="font-color"/>
    </style:style>
    <style:style style:name="T2" style:family="text">
      <style:text-properties fo:color="#7834bc" style:text-underline-style="solid" style:text-underline-width="auto" style:text-underline-color="font-color" fo:font-weight="bold"/>
    </style:style>
    <style:style style:name="T3" style:family="text">
      <style:text-properties fo:color="#7834bc" fo:language="fr" fo:country="FR" style:text-underline-style="solid" style:text-underline-width="auto" style:text-underline-color="font-color"/>
    </style:style>
    <style:style style:name="T4" style:family="text">
      <style:text-properties fo:color="#7834bc" style:text-line-through-style="none" style:text-underline-style="none" style:text-blinking="false"/>
    </style:style>
    <style:style style:name="T5" style:family="text">
      <style:text-properties fo:font-weight="bold"/>
    </style:style>
    <style:style style:name="T6" style:family="text">
      <style:text-properties fo:color="#ffffff" style:text-line-through-style="none" style:text-underline-style="none" style:text-blinking="false"/>
    </style:style>
    <style:style style:name="T7" style:family="text">
      <style:text-properties fo:color="#ffffff" style:text-line-through-style="none" style:text-underline-style="none" style:text-blinking="false" fo:background-color="#243850"/>
    </style:style>
    <style:style style:name="T8" style:family="text">
      <style:text-properties fo:color="#ffffff" fo:font-size="9pt"/>
    </style:style>
    <style:style style:name="T9" style:family="text">
      <style:text-properties fo:color="#ffffff" fo:font-size="9pt" fo:font-weight="bold"/>
    </style:style>
    <style:style style:name="T10" style:family="text">
      <style:text-properties fo:color="#ffffff" fo:font-size="9pt" style:text-underline-style="solid" style:text-underline-width="auto" style:text-underline-color="font-color"/>
    </style:style>
    <style:style style:name="T11" style:family="text">
      <style:text-properties fo:color="#555555" style:text-line-through-style="none" style:font-name="Helvetica" fo:font-size="12pt" style:text-underline-style="none" fo:font-weight="normal" style:text-blinking="false" fo:background-color="#ffffff"/>
    </style:style>
    <style:style style:name="T12" style:family="text">
      <style:text-properties fo:color="#555555" style:text-line-through-style="none" style:text-underline-style="none" style:text-blinking="false" fo:background-color="#ffffff"/>
    </style:style>
    <style:style style:name="T13" style:family="text">
      <style:text-properties fo:font-variant="normal" fo:text-transform="none" fo:color="#333333" fo:letter-spacing="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background-color="#335075" style:background-transparency="0%" fo:padding="0cm" fo:border="none">
        <style:background-image/>
      </style:graphic-properties>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4"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5" style:family="graphic" style:parent-style-name="Frame">
      <style:graphic-properties fo:margin-left="0cm" fo:margin-right="0cm" fo:margin-top="0cm" fo:margin-bottom="0.265cm" style:wrap="right" style:number-wrapped-paragraphs="no-limit" style:vertical-pos="top" style:vertical-rel="paragraph-content" style:horizontal-pos="left" style:horizontal-rel="paragraph" fo:padding="0cm" fo:border="none"/>
    </style:style>
    <style:style style:name="fr6"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397cm" fo:border-left="0.035cm solid #dddddd" fo:border-right="0.035cm solid #dddddd" fo:border-top="0.035cm solid #dddddd" fo:border-bottom="0.088cm solid #666666"/>
    </style:style>
    <style:style style:name="fr7" style:family="graphic" style:parent-style-name="Frame">
      <style:graphic-properties fo:margin-left="0cm" fo:margin-right="0cm" fo:margin-top="0.397cm" fo:margin-bottom="0.397cm" style:wrap="right" style:number-wrapped-paragraphs="no-limit" style:vertical-pos="top" style:vertical-rel="paragraph-content" style:horizontal-pos="left" style:horizontal-rel="paragraph" fo:padding="0cm" fo:border="none"/>
    </style:style>
    <style:style style:name="fr8"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left="0.397cm" fo:padding-right="0cm" fo:padding-top="0cm" fo:padding-bottom="0cm" fo:border-left="0.035cm solid #cccccc" fo:border-right="none" fo:border-top="none" fo:border-bottom="none"/>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1861a4"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background-color="#335075" fo:margin-left="0.132cm" fo:margin-right="0.132cm" fo:margin-top="0.132cm" fo:margin-bottom="0.132cm" style:vertical-pos="top" style:vertical-rel="baseline" style:horizontal-pos="from-left" style:horizontal-rel="paragraph" draw:wrap-influence-on-position="once-concurrent" style:flow-with-text="false"/>
    </style:style>
    <style:style style:name="gr2" style:family="graphic">
      <style:graphic-properties fo:background-color="#f2d40d" fo:margin-left="0.132cm" fo:margin-right="0.132cm" fo:margin-top="0.132cm" fo:margin-bottom="0.132cm" style:vertical-pos="top" style:vertical-rel="baseline" style:horizontal-pos="from-left" style:horizontal-rel="paragraph" draw:wrap-influence-on-position="once-concurrent" style:flow-with-text="false"/>
    </style:style>
    <style:style style:name="gr3"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 form:id="control1"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2" form:id="control2"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3" form:id="control3"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4" form:id="control4"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5" form:id="control5"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6" form:id="control6"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7" form:id="control7"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8" form:id="control8"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9" form:id="control9"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0" form:id="control10"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1" form:id="control11"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2" form:id="control12"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3" form:id="control13" form:label="Upload File"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4" form:id="control14" form:label="Upload File"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5" form:id="control15"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6" form:id="control16"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7" form:id="control17"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8" form:id="control18"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19" form:id="control19" form:label="Upload File"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fileUpload" xlink:type="simple">
          <form:button form:name="viewDocument" form:control-implementation="ooo:com.sun.star.form.component.CommandButton" xml:id="control20" form:id="control20" form:label="Update Informatio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documentsToSubmit" xlink:type="simple">
          <form:button form:name="removeDocument" form:control-implementation="ooo:com.sun.star.form.component.CommandButton" xml:id="control21" form:id="control21" form:label="Remove document"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apply-filter="true" form:method="post" form:control-implementation="ooo:com.sun.star.form.component.Form" office:target-frame="" xlink:href="https://onlineservices-servicesenligne.cic.gc.ca/eapp/documentsToSubmit" xlink:type="simple">
          <form:button form:name="_exit" form:control-implementation="ooo:com.sun.star.form.component.CommandButton" xml:id="control22" form:id="control22" form:label="Exit Questionnaire" form:button-type="submit" office:target-frame="" xlink:href="" form:image-data="" form:delay-for-repeat="PT0.50S" form:image-position="center">
            <form:properties>
              <form:property form:property-name="DefaultControl" office:value-type="string" office:string-value="com.sun.star.form.control.CommandButton"/>
            </form:properties>
          </form:button>
          <form:button form:name="_next" form:control-implementation="ooo:com.sun.star.form.component.CommandButton" xml:id="control23" form:id="control23" form:label="Next"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265cm" svg:width="35.692cm" draw:z-index="70">
        <draw:text-box fo:min-height="0.041cm">
          <text:p text:style-name="Text_20_body"><draw:frame draw:style-name="fr2" draw:name="Frame2" text:anchor-type="char" svg:width="0.041cm" draw:z-index="71"><draw:text-box fo:min-height="0.041cm"><text:p text:style-name="Text_20_body"><text:a xlink:type="simple" xlink:href="javascript:void(0)" text:style-name="Internet_20_link" text:visited-style-name="Visited_20_Internet_20_Link"><text:span text:style-name="T2">Skip to main content</text:span></text:a></text:p></draw:text-box></draw:frame></text:p>
        </draw:text-box>
      </draw:frame>
      <draw:frame draw:style-name="fr1" draw:name="Frame3" text:anchor-type="page" text:anchor-page-number="1" svg:x="0cm" svg:y="0.265cm" svg:width="35.692cm" draw:z-index="72">
        <draw:text-box fo:min-height="0.041cm">
          <text:p text:style-name="Text_20_body"><draw:frame draw:style-name="fr2" draw:name="Frame4" text:anchor-type="char" svg:width="0.041cm" draw:z-index="73"><draw:text-box fo:min-height="0.041cm"><text:p text:style-name="Text_20_body"><text:a xlink:type="simple" xlink:href="javascript:void(0)" text:style-name="Internet_20_link" text:visited-style-name="Visited_20_Internet_20_Link"><text:span text:style-name="T2">Skip to "About this site"</text:span></text:a></text:p></draw:text-box></draw:frame></text:p>
        </draw:text-box>
      </draw:frame>
      <draw:frame draw:style-name="fr1" draw:name="Frame5" text:anchor-type="page" text:anchor-page-number="1" svg:x="0cm" svg:y="0.265cm" svg:width="35.692cm" draw:z-index="74">
        <draw:text-box fo:min-height="0.041cm">
          <text:p text:style-name="Text_20_body"><draw:frame draw:style-name="fr2" draw:name="Frame6" text:anchor-type="char" svg:width="0.041cm" draw:z-index="75"><draw:text-box fo:min-height="0.041cm"><text:p text:style-name="Text_20_body"><text:a xlink:type="simple" xlink:href="https://onlineservices-servicesenligne.cic.gc.ca/eapp/documentsToSubmit" text:style-name="Internet_20_link" text:visited-style-name="Visited_20_Internet_20_Link"><text:span text:style-name="T2">Basic HTML version</text:span></text:a></text:p></draw:text-box></draw:frame></text:p>
        </draw:text-box>
      </draw:frame>
      <text:p text:style-name="Text_20_body"><text:bookmark text:name="wb-tphp"/></text:p>
      <text:section text:style-name="Sect1" text:name="wb-bnr">
        <text:p text:style-name="P8"><draw:frame draw:style-name="fr4" draw:name="Frame8" text:anchor-type="paragraph" svg:width="30.956cm" draw:z-index="0"><draw:text-box fo:min-height="0.041cm"><text:list xml:id="list4329385431300222052" text:style-name="L2"><text:list-item><text:p text:style-name="P6"><text:bookmark text:name="languageSelector"/><text:a xlink:type="simple" xlink:href="javascript:void(0)" text:style-name="Internet_20_link" text:visited-style-name="Visited_20_Internet_20_Link"><text:span text:style-name="T3">Français</text:span></text:a></text:p></text:list-item></text:list></draw:text-box></draw:frame><draw:frame draw:style-name="fr5" draw:name="Frame9" text:anchor-type="paragraph" svg:width="15.478cm" draw:z-index="1"><draw:text-box fo:min-height="0.041cm"><text:p text:style-name="Text_20_body"><draw:frame draw:style-name="fr3" draw:name="Frame10" text:anchor-type="char" svg:width="0.041cm" draw:z-index="2"><draw:text-box fo:min-height="0.041cm"><text:p text:style-name="Text_20_body">Government of Canada</text:p></draw:text-box></draw:frame></text:p></draw:text-box></draw:frame><draw:frame draw:style-name="fr3" draw:name="Frame7" text:anchor-type="char" svg:width="0.041cm" draw:z-index="3"><draw:text-box fo:min-height="0.041cm"><text:h text:style-name="P38" text:outline-level="2">Language selection</text:h></draw:text-box></draw:frame></text:p>
      </text:section>
      <text:list xml:id="list6161948478672508235" text:style-name="L3">
        <text:list-item>
          <text:p text:style-name="P10"><draw:frame draw:style-name="fr3" draw:name="Frame11" text:anchor-type="char" svg:width="0.041cm" draw:z-index="4"><draw:text-box fo:min-height="0.041cm"><text:h text:style-name="P38" text:outline-level="2">Topics menu</text:h></draw:text-box></draw:frame><text:a xlink:type="simple" xlink:href="https://onlineservices-servicesenligne.cic.gc.ca/eapp/documentsToSubmit#jobs" text:style-name="Internet_20_link" text:visited-style-name="Visited_20_Internet_20_Link"><text:span text:style-name="T6">Jobs</text:span></text:a></text:p>
        </text:list-item>
        <text:list-item>
          <text:p text:style-name="P10"><text:a xlink:type="simple" xlink:href="https://onlineservices-servicesenligne.cic.gc.ca/eapp/documentsToSubmit#immigration" text:style-name="Internet_20_link" text:visited-style-name="Visited_20_Internet_20_Link"><text:span text:style-name="T7">Immigration</text:span></text:a></text:p>
        </text:list-item>
        <text:list-item>
          <text:p text:style-name="P10"><text:a xlink:type="simple" xlink:href="https://onlineservices-servicesenligne.cic.gc.ca/eapp/documentsToSubmit#travel" text:style-name="Internet_20_link" text:visited-style-name="Visited_20_Internet_20_Link"><text:span text:style-name="T6">Travel</text:span></text:a></text:p>
        </text:list-item>
        <text:list-item>
          <text:p text:style-name="P10"><text:a xlink:type="simple" xlink:href="https://onlineservices-servicesenligne.cic.gc.ca/eapp/documentsToSubmit#business" text:style-name="Internet_20_link" text:visited-style-name="Visited_20_Internet_20_Link"><text:span text:style-name="T6">Business</text:span></text:a></text:p>
        </text:list-item>
        <text:list-item>
          <text:p text:style-name="P10"><text:a xlink:type="simple" xlink:href="https://onlineservices-servicesenligne.cic.gc.ca/eapp/documentsToSubmit#benefits" text:style-name="Internet_20_link" text:visited-style-name="Visited_20_Internet_20_Link"><text:span text:style-name="T6">Benefits</text:span></text:a></text:p>
        </text:list-item>
        <text:list-item>
          <text:p text:style-name="P10"><text:a xlink:type="simple" xlink:href="https://onlineservices-servicesenligne.cic.gc.ca/eapp/documentsToSubmit#health" text:style-name="Internet_20_link" text:visited-style-name="Visited_20_Internet_20_Link"><text:span text:style-name="T6">Health</text:span></text:a></text:p>
        </text:list-item>
        <text:list-item>
          <text:p text:style-name="P10"><text:a xlink:type="simple" xlink:href="https://onlineservices-servicesenligne.cic.gc.ca/eapp/documentsToSubmit#taxes" text:style-name="Internet_20_link" text:visited-style-name="Visited_20_Internet_20_Link"><text:span text:style-name="T6">Taxes</text:span></text:a></text:p>
        </text:list-item>
        <text:list-item>
          <text:p text:style-name="P11"><text:a xlink:type="simple" xlink:href="https://onlineservices-servicesenligne.cic.gc.ca/eapp/documentsToSubmit#more-services" text:style-name="Internet_20_link" text:visited-style-name="Visited_20_Internet_20_Link"><text:span text:style-name="T6">More services</text:span></text:a></text:p>
        </text:list-item>
      </text:list>
      <text:list xml:id="list7888537279127082419" text:style-name="L4">
        <text:list-item>
          <text:p text:style-name="P12"><draw:frame draw:style-name="fr3" draw:name="Frame12" text:anchor-type="char" svg:width="0.041cm" draw:z-index="5"><draw:text-box fo:min-height="0.041cm"><text:h text:style-name="P38" text:outline-level="2">You are here:</text:h></draw:text-box></draw:frame><text:a xlink:type="simple" xlink:href="https://onlineservices-servicesenligne.cic.gc.ca/eapp/exit.do?logout=true&amp;uri=http://www.cic.gc.ca/english/index.asp" text:style-name="Internet_20_link" text:visited-style-name="Visited_20_Internet_20_Link"><text:span text:style-name="T1">Home</text:span></text:a> </text:p>
        </text:list-item>
        <text:list-item>
          <text:p text:style-name="P7"> <text:a xlink:type="simple" xlink:href="https://onlineservices-servicesenligne.cic.gc.ca/mycic/home?&amp;lang=en" text:style-name="Internet_20_link" text:visited-style-name="Visited_20_Internet_20_Link"><text:span text:style-name="T1">Online Services</text:span></text:a></text:p>
        </text:list-item>
      </text:list>
      <text:section text:style-name="Sect1" text:name="ctc">
        <text:list xml:id="list4618602824611667408" text:style-name="L5">
          <text:list-item>
            <text:p text:style-name="P16"><draw:frame draw:style-name="fr6" draw:name="Frame14" text:anchor-type="char" svg:width="0.041cm" draw:z-index="6"><draw:text-box fo:min-height="0.041cm"><text:h text:style-name="P35" text:outline-level="3">EAPP</text:h></draw:text-box></draw:frame><draw:frame draw:style-name="fr3" draw:name="Frame13" text:anchor-type="char" svg:width="0.041cm" draw:z-index="7"><draw:text-box fo:min-height="0.041cm"><text:h text:style-name="P38" text:outline-level="2">Secondary menu</text:h></draw:text-box></draw:frame><text:a xlink:type="simple" xlink:href="https://onlineservices-servicesenligne.cic.gc.ca/eapp/action.do?action=startAgain" text:style-name="Internet_20_link" text:visited-style-name="Visited_20_Internet_20_Link"><text:span text:style-name="T12"> </text:span></text:a><text:bookmark text:name="eapp-start-again-label"/><text:a xlink:type="simple" xlink:href="https://onlineservices-servicesenligne.cic.gc.ca/eapp/action.do?action=startAgain" text:style-name="Internet_20_link" text:visited-style-name="Visited_20_Internet_20_Link"><text:span text:style-name="T11">Start Again</text:span></text:a></text:p>
          </text:list-item>
          <text:list-item>
            <text:p text:style-name="P16"><text:bookmark text:name="eapp-modify-answers-label"/><text:a xlink:type="simple" xlink:href="https://onlineservices-servicesenligne.cic.gc.ca/eapp/action.do?action=checkAnswersToDateFromDocument&amp;category=1057" text:style-name="Internet_20_link" text:visited-style-name="Visited_20_Internet_20_Link"><text:span text:style-name="T11">Modify my Answers</text:span></text:a></text:p>
          </text:list-item>
          <text:list-item>
            <text:p text:style-name="P16"><text:bookmark text:name="eapp-print-label"/><text:a xlink:type="simple" xlink:href="javascript:window.print();" text:style-name="Internet_20_link" text:visited-style-name="Visited_20_Internet_20_Link"><text:span text:style-name="T11">Print</text:span></text:a></text:p>
          </text:list-item>
          <text:list-item>
            <text:p text:style-name="P16"><text:a xlink:type="simple" xlink:href="https://onlineservices-servicesenligne.cic.gc.ca/mycic/reportTechnicalIssue" text:style-name="Internet_20_link" text:visited-style-name="Visited_20_Internet_20_Link"><text:span text:style-name="T12"> </text:span></text:a><text:bookmark text:name="mycic-technical-issue-label"/><text:a xlink:type="simple" xlink:href="https://onlineservices-servicesenligne.cic.gc.ca/mycic/reportTechnicalIssue" text:style-name="Internet_20_link" text:visited-style-name="Visited_20_Internet_20_Link"><text:span text:style-name="T11">Report a Technical Issue</text:span></text:a></text:p>
          </text:list-item>
          <text:list-item>
            <text:p text:style-name="P16"><text:bookmark text:name="eapp-help-label"/><text:a xlink:type="simple" xlink:href="http://www.cic.gc.ca/ctc-vac/help.asp" office:target-frame-name="_blank" xlink:show="new" text:style-name="Internet_20_link" text:visited-style-name="Visited_20_Internet_20_Link"><text:span text:style-name="T11">Help </text:span></text:a><draw:frame draw:style-name="fr3" draw:name="Frame15" text:anchor-type="char" svg:width="0.041cm" draw:z-index="8"><draw:text-box fo:min-height="0.041cm"><text:p text:style-name="Text_20_body"/></draw:text-box></draw:frame></text:p>
          </text:list-item>
        </text:list>
        <text:section text:style-name="Sect1" text:name="body">
          <text:h text:style-name="P26" text:outline-level="1"><text:bookmark text:name="wb-cont"/>Your document checklist</text:h>
          <text:p text:style-name="P13"> </text:p>
          <text:h text:style-name="P40" text:outline-level="2">Your documents</text:h>
          <text:p text:style-name="P13">This is the list of documents you need to submit in order to apply. You cannot proceed until each file has been uploaded. Select the question mark button to learn more about each document.</text:p>
          <text:p text:style-name="P13"><text:a xlink:type="simple" xlink:href="http://www.cic.gc.ca/english/information/applications/additional.asp" office:target-frame-name="_blank" xlink:show="new" text:style-name="Internet_20_link" text:visited-style-name="Visited_20_Internet_20_Link"><text:span text:style-name="T1">Are you having difficulty downloading a form?</text:span></text:a></text:p>
          <text:p text:style-name="P13">Versions of application forms for study permits and work permits dated November 2013 (11-2013), or later, and applications for temporary resident visas dated March 2014 (03-2014), or later, can only be uploaded to the IRCC Portal.</text:p>
          <text:p text:style-name="P13"><text:span text:style-name="Strong_20_Emphasis"><text:span text:style-name="T5">Note:</text:span></text:span> You are responsible for ensuring that the documents you submit are correct. Carefully review the documents you have attached to this application. A decision concerning your application will be made based upon the information you submit. You will not be able to make changes to your application once it has been submitted. Please ensure that you scan and attach all relevant documents to your online submission.  Any documents received by mail related to this application will not be considered.</text:p>
          <text:h text:style-name="P39" text:outline-level="2"><text:soft-page-break/>Application Form(s)</text:h>
          <text:p text:style-name="P1"><text:bookmark text:name="eapp-app-checklist-application-forms"/></text:p>
          <text:p text:style-name="P4">Application Form(s)<text:line-break/>TAHMINA BEGUM</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Details</text:p>
                </table:table-cell>
                <table:table-cell table:style-name="Table1.A1" office:value-type="string">
                  <text:p text:style-name="P25">Document Name</text:p>
                </table:table-cell>
                <table:table-cell table:style-name="Table1.A1" office:value-type="string">
                  <text:p text:style-name="P25">Instructions</text:p>
                </table:table-cell>
                <table:table-cell table:style-name="Table1.A1" office:value-type="string">
                  <text:p text:style-name="P25">Options</text:p>
                </table:table-cell>
              </table:table-row>
            </table:table-header-rows>
            <table:table-row>
              <table:table-cell table:style-name="Table1.A2" office:value-type="string">
                <text:p text:style-name="P28">Uploaded - not submitted to IRCC <text:line-break/>Uploaded Filename:  TAHMINA_imm5257e.pdf<text:bookmark text:name="code_7424100"/></text:p>
              </table:table-cell>
              <table:table-cell table:style-name="Table1.A2" office:value-type="string">
                <text:p text:style-name="P33"><text:a xlink:type="simple" xlink:href="http://www.cic.gc.ca/english/pdf/kits/forms/IMM5257E.PDF" office:target-frame-name="_blank" xlink:show="new" text:style-name="Internet_20_link" text:visited-style-name="Visited_20_Internet_20_Link"><text:span text:style-name="T4">Application for Visitor Visa (Temporary Resident Visa) Made Outside of Canada (IMM5257) (required)</text:span></text:a></text:p>
                <text:p text:style-name="Table_20_Contents"><draw:frame draw:style-name="fr3" draw:name="Frame16" text:anchor-type="char" svg:width="11.642cm" draw:z-index="10"><draw:text-box fo:min-height="0.041cm"><text:p text:style-name="P3"><draw:frame draw:style-name="fr3" draw:name="Frame17" text:anchor-type="char" svg:width="0.041cm" draw:z-index="11"><draw:text-box fo:min-height="0.041cm"><text:p text:style-name="Text_20_body">(Opens a new window)</text:p></draw:text-box></draw:frame></text:p></draw:text-box></draw:frame></text:p>
              </table:table-cell>
              <table:table-cell table:style-name="Table1.A2" office:value-type="string">
                <text:p text:style-name="P27"><draw:frame draw:style-name="fr3" draw:name="code_7424-text" text:anchor-type="char" svg:width="0.041cm" draw:z-index="12"><draw:text-box fo:min-height="0.041cm"><text:p text:style-name="Text_20_body">Help - Form: Application for Visitor Visa (Temporary Resident Visa) Made Outside of Canada (IMM5257)</text:p></draw:text-box></draw:frame><text:bookmark text:name="code_7424-icon"/></text:p>
              </table:table-cell>
              <table:table-cell table:style-name="Table1.A2" office:value-type="string">
                <text:p text:style-name="P34"><draw:control text:anchor-type="as-char" draw:z-index="9" draw:style-name="gr1" draw:text-style-name="P42" svg:width="5.716cm" svg:height="0.98cm" draw:control="control1"/></text:p>
              </table:table-cell>
            </table:table-row>
          </table:table>
          <text:p text:style-name="P17"/>
          <text:h text:style-name="P39" text:outline-level="2">Supporting Documents</text:h>
          <text:p text:style-name="P2"><text:bookmark text:name="eapp-app-checklist-supporting-documents"/></text:p>
          <text:p text:style-name="P4">Supporting Documents<text:line-break/>TAHMINA BEGUM</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Details</text:p>
                </table:table-cell>
                <table:table-cell table:style-name="Table2.A1" office:value-type="string">
                  <text:p text:style-name="P25">Document Name</text:p>
                </table:table-cell>
                <table:table-cell table:style-name="Table2.A1" office:value-type="string">
                  <text:p text:style-name="P25">Instructions</text:p>
                </table:table-cell>
                <table:table-cell table:style-name="Table2.A1" office:value-type="string">
                  <text:p text:style-name="P25">Options</text:p>
                </table:table-cell>
              </table:table-row>
            </table:table-header-rows>
            <table:table-row>
              <table:table-cell table:style-name="Table2.A2" office:value-type="string">
                <text:p text:style-name="P29">Uploaded - not submitted to IRCC <text:line-break/>Uploaded Filename:  Tahmina_Passport_final.pdf<text:bookmark text:name="code_7436100"/></text:p>
              </table:table-cell>
              <table:table-cell table:style-name="Table2.A2" office:value-type="string">
                <text:p text:style-name="P33">Passport (required)</text:p>
              </table:table-cell>
              <table:table-cell table:style-name="Table2.A2" office:value-type="string">
                <text:p text:style-name="P27"><draw:frame draw:style-name="fr3" draw:name="help-link-code_7436100-text" text:anchor-type="char" svg:width="0.041cm" draw:z-index="24"><draw:text-box fo:min-height="0.041cm"><text:p text:style-name="Text_20_body">Instructions - Document: Passport</text:p></draw:text-box></draw:frame><text:bookmark text:name="help-link-code_7436100-icon"/></text:p>
              </table:table-cell>
              <table:table-cell table:style-name="Table2.A2" office:value-type="string">
                <text:p text:style-name="P34"><draw:control text:anchor-type="as-char" draw:z-index="13" draw:style-name="gr1" draw:text-style-name="P42" svg:width="5.689cm" svg:height="0.98cm" draw:control="control2"/></text:p>
              </table:table-cell>
            </table:table-row>
            <table:table-row>
              <table:table-cell table:style-name="Table2.A3" office:value-type="string">
                <text:p text:style-name="P29">Uploaded - not submitted to IRCC <text:line-break/>Uploaded Filename:  LOI.pdf<text:bookmark text:name="code_7462100"/></text:p>
              </table:table-cell>
              <table:table-cell table:style-name="Table2.A3" office:value-type="string">
                <text:p text:style-name="P33">Invitation Letter (required)</text:p>
              </table:table-cell>
              <table:table-cell table:style-name="Table2.A3" office:value-type="string">
                <text:p text:style-name="P27"><draw:frame draw:style-name="fr3" draw:name="help-link-code_7462100-text" text:anchor-type="char" svg:width="0.041cm" draw:z-index="25"><draw:text-box fo:min-height="0.041cm"><text:p text:style-name="Text_20_body">Instructions - Document: Invitation Letter</text:p></draw:text-box></draw:frame><text:bookmark text:name="help-link-code_7462100-icon"/></text:p>
              </table:table-cell>
              <table:table-cell table:style-name="Table2.A3" office:value-type="string">
                <text:p text:style-name="P34"><draw:control text:anchor-type="as-char" draw:z-index="14" draw:style-name="gr1" draw:text-style-name="P42" svg:width="5.689cm" svg:height="0.98cm" draw:control="control3"/></text:p>
              </table:table-cell>
            </table:table-row>
            <table:table-row>
              <table:table-cell table:style-name="Table2.A2" office:value-type="string">
                <text:p text:style-name="P29">Uploaded - not submitted to IRCC <text:line-break/>Uploaded Filename:  IMM5713E_UPLOAD.PDF<text:bookmark text:name="code_7428100"/></text:p>
              </table:table-cell>
              <table:table-cell table:style-name="Table2.A2" office:value-type="string">
                <text:p text:style-name="P33"><text:a xlink:type="simple" xlink:href="http://www.cic.gc.ca/english/pdf/kits/forms/IMM5713E.PDF" office:target-frame-name="_blank" xlink:show="new" text:style-name="Internet_20_link" text:visited-style-name="Visited_20_Internet_20_Link"><text:span text:style-name="T4">Use of a Family Member Representative for Online Applications (IMM5713) (required)</text:span></text:a></text:p>
                <text:p text:style-name="Table_20_Contents"><draw:frame draw:style-name="fr3" draw:name="Frame18" text:anchor-type="char" svg:width="11.351cm" draw:z-index="26"><draw:text-box fo:min-height="0.041cm"><text:p text:style-name="P3"><draw:frame draw:style-name="fr3" draw:name="Frame19" text:anchor-type="char" svg:width="0.041cm" draw:z-index="27"><draw:text-box fo:min-height="0.041cm"><text:p text:style-name="Text_20_body">(Opens a new window)</text:p></draw:text-box></draw:frame></text:p></draw:text-box></draw:frame></text:p>
              </table:table-cell>
              <table:table-cell table:style-name="Table2.A2" office:value-type="string">
                <text:p text:style-name="P27"><draw:frame draw:style-name="fr3" draw:name="help-link-code_7428100-text" text:anchor-type="char" svg:width="0.041cm" draw:z-index="28"><draw:text-box fo:min-height="0.041cm"><text:p text:style-name="Text_20_body">Instructions - Document: Use of a Family Member Representative for Online Applications (IMM5713)</text:p></draw:text-box></draw:frame><text:bookmark text:name="help-link-code_7428100-icon"/></text:p>
              </table:table-cell>
              <table:table-cell table:style-name="Table2.A2" office:value-type="string">
                <text:p text:style-name="P34"><draw:control text:anchor-type="as-char" draw:z-index="15" draw:style-name="gr1" draw:text-style-name="P42" svg:width="5.689cm" svg:height="0.98cm" draw:control="control4"/></text:p>
              </table:table-cell>
            </table:table-row>
            <text:soft-page-break/>
            <table:table-row>
              <table:table-cell table:style-name="Table2.A3" office:value-type="string">
                <text:p text:style-name="P29">Uploaded - not submitted to IRCC <text:line-break/>Uploaded Filename:  marriage_certificate_TAHMINA_TAZUL.pdf<text:bookmark text:name="code_7465100"/></text:p>
              </table:table-cell>
              <table:table-cell table:style-name="Table2.A3" office:value-type="string">
                <text:p text:style-name="P33">Marriage License/Certificate (required)</text:p>
              </table:table-cell>
              <table:table-cell table:style-name="Table2.A3" office:value-type="string">
                <text:p text:style-name="P27"><draw:frame draw:style-name="fr3" draw:name="help-link-code_7465100-text" text:anchor-type="char" svg:width="0.041cm" draw:z-index="29"><draw:text-box fo:min-height="0.041cm"><text:p text:style-name="Text_20_body">Instructions - Document: Marriage License/Certificate</text:p></draw:text-box></draw:frame><text:bookmark text:name="help-link-code_7465100-icon"/></text:p>
              </table:table-cell>
              <table:table-cell table:style-name="Table2.A3" office:value-type="string">
                <text:p text:style-name="P34"><draw:control text:anchor-type="as-char" draw:z-index="16" draw:style-name="gr1" draw:text-style-name="P42" svg:width="5.689cm" svg:height="0.98cm" draw:control="control5"/></text:p>
              </table:table-cell>
            </table:table-row>
            <table:table-row>
              <table:table-cell table:style-name="Table2.A2" office:value-type="string">
                <text:p text:style-name="P29">Uploaded - not submitted to IRCC <text:line-break/>Uploaded Filename:  Medical_Insurance_Tahmina_Tazul.pdf<text:bookmark text:name="code_7466100"/></text:p>
              </table:table-cell>
              <table:table-cell table:style-name="Table2.A2" office:value-type="string">
                <text:p text:style-name="P33">Medical Insurance Coverage (required)</text:p>
              </table:table-cell>
              <table:table-cell table:style-name="Table2.A2" office:value-type="string">
                <text:p text:style-name="P27"><draw:frame draw:style-name="fr3" draw:name="help-link-code_7466100-text" text:anchor-type="char" svg:width="0.041cm" draw:z-index="30"><draw:text-box fo:min-height="0.041cm"><text:p text:style-name="Text_20_body">Instructions - Document: Medical Insurance Coverage</text:p></draw:text-box></draw:frame><text:bookmark text:name="help-link-code_7466100-icon"/></text:p>
              </table:table-cell>
              <table:table-cell table:style-name="Table2.A2" office:value-type="string">
                <text:p text:style-name="P34"><draw:control text:anchor-type="as-char" draw:z-index="17" draw:style-name="gr1" draw:text-style-name="P42" svg:width="5.689cm" svg:height="0.98cm" draw:control="control6"/></text:p>
              </table:table-cell>
            </table:table-row>
            <table:table-row>
              <table:table-cell table:style-name="Table2.A3" office:value-type="string">
                <text:p text:style-name="P29">Uploaded - not submitted to IRCC <text:line-break/>Uploaded Filename:  Photo_Tahmina.jpg<text:bookmark text:name="code_7440100"/></text:p>
              </table:table-cell>
              <table:table-cell table:style-name="Table2.A3" office:value-type="string">
                <text:p text:style-name="P33">Digital photo (required)</text:p>
              </table:table-cell>
              <table:table-cell table:style-name="Table2.A3" office:value-type="string">
                <text:p text:style-name="P27"><draw:frame draw:style-name="fr3" draw:name="help-link-code_7440100-text" text:anchor-type="char" svg:width="0.041cm" draw:z-index="31"><draw:text-box fo:min-height="0.041cm"><text:p text:style-name="Text_20_body">Instructions - Document: Digital photo</text:p></draw:text-box></draw:frame><text:bookmark text:name="help-link-code_7440100-icon"/></text:p>
              </table:table-cell>
              <table:table-cell table:style-name="Table2.A3" office:value-type="string">
                <text:p text:style-name="P34"><draw:control text:anchor-type="as-char" draw:z-index="18" draw:style-name="gr1" draw:text-style-name="P42" svg:width="5.689cm" svg:height="0.98cm" draw:control="control7"/></text:p>
              </table:table-cell>
            </table:table-row>
            <table:table-row>
              <table:table-cell table:style-name="Table2.A2" office:value-type="string">
                <text:p text:style-name="P29">Uploaded - not submitted to IRCC <text:line-break/>Uploaded Filename:  POT_TAHMINA_TAZUL_FINAL.compressed.pdf<text:bookmark text:name="code_7468100"/></text:p>
              </table:table-cell>
              <table:table-cell table:style-name="Table2.A2" office:value-type="string">
                <text:p text:style-name="P33">Purpose of Travel - Other (required)</text:p>
              </table:table-cell>
              <table:table-cell table:style-name="Table2.A2" office:value-type="string">
                <text:p text:style-name="P27"><draw:frame draw:style-name="fr3" draw:name="help-link-code_7468100-text" text:anchor-type="char" svg:width="0.041cm" draw:z-index="32"><draw:text-box fo:min-height="0.041cm"><text:p text:style-name="Text_20_body">Instructions - Document: Purpose of Travel - Other</text:p></draw:text-box></draw:frame><text:bookmark text:name="help-link-code_7468100-icon"/></text:p>
              </table:table-cell>
              <table:table-cell table:style-name="Table2.A2" office:value-type="string">
                <text:p text:style-name="P34"><draw:control text:anchor-type="as-char" draw:z-index="19" draw:style-name="gr1" draw:text-style-name="P42" svg:width="5.689cm" svg:height="0.98cm" draw:control="control8"/></text:p>
              </table:table-cell>
            </table:table-row>
            <table:table-row>
              <table:table-cell table:style-name="Table2.A3" office:value-type="string">
                <text:p text:style-name="P29">Uploaded - not submitted to IRCC <text:line-break/>Uploaded Filename:  Proof_of_relation_Tarana_with_Parents.pdf<text:bookmark text:name="code_7491100"/></text:p>
              </table:table-cell>
              <table:table-cell table:style-name="Table2.A3" office:value-type="string">
                <text:p text:style-name="P33">Proof of Relationship (required)</text:p>
              </table:table-cell>
              <table:table-cell table:style-name="Table2.A3" office:value-type="string">
                <text:p text:style-name="P27"><draw:frame draw:style-name="fr3" draw:name="help-link-code_7491100-text" text:anchor-type="char" svg:width="0.041cm" draw:z-index="33"><draw:text-box fo:min-height="0.041cm"><text:p text:style-name="Text_20_body">Instructions - Document: Proof of Relationship</text:p></draw:text-box></draw:frame><text:bookmark text:name="help-link-code_7491100-icon"/></text:p>
              </table:table-cell>
              <table:table-cell table:style-name="Table2.A3" office:value-type="string">
                <text:p text:style-name="P34"><draw:control text:anchor-type="as-char" draw:z-index="20" draw:style-name="gr1" draw:text-style-name="P42" svg:width="5.689cm" svg:height="0.98cm" draw:control="control9"/></text:p>
              </table:table-cell>
            </table:table-row>
            <table:table-row>
              <table:table-cell table:style-name="Table2.A2" office:value-type="string">
                <text:p text:style-name="P29">Uploaded - not submitted to IRCC <text:line-break/>Uploaded Filename:  TAHMINA_imm5645e.pdf<text:bookmark text:name="code_7413100"/></text:p>
              </table:table-cell>
              <table:table-cell table:style-name="Table2.A2" office:value-type="string">
                <text:p text:style-name="P33"><text:a xlink:type="simple" xlink:href="http://www.cic.gc.ca/english/pdf/kits/forms/IMM5645E.PDF" office:target-frame-name="_blank" xlink:show="new" text:style-name="Internet_20_link" text:visited-style-name="Visited_20_Internet_20_Link"><text:span text:style-name="T4">Family Information (IMM5645) (required)</text:span></text:a></text:p>
                <text:p text:style-name="Table_20_Contents"><draw:frame draw:style-name="fr3" draw:name="Frame20" text:anchor-type="char" svg:width="7.646cm" draw:z-index="34"><draw:text-box fo:min-height="0.041cm"><text:p text:style-name="P3"><draw:frame draw:style-name="fr3" draw:name="Frame21" text:anchor-type="char" svg:width="0.041cm" draw:z-index="35"><draw:text-box fo:min-height="0.041cm"><text:p text:style-name="Text_20_body">(Opens a new window)</text:p></draw:text-box></draw:frame></text:p></draw:text-box></draw:frame></text:p>
              </table:table-cell>
              <table:table-cell table:style-name="Table2.A2" office:value-type="string">
                <text:p text:style-name="P27"><draw:frame draw:style-name="fr3" draw:name="help-link-code_7413100-text" text:anchor-type="char" svg:width="0.041cm" draw:z-index="36"><draw:text-box fo:min-height="0.041cm"><text:p text:style-name="Text_20_body">Instructions - Document: Family Information (IMM5645)</text:p></draw:text-box></draw:frame><text:bookmark text:name="help-link-code_7413100-icon"/></text:p>
              </table:table-cell>
              <table:table-cell table:style-name="Table2.A2" office:value-type="string">
                <text:p text:style-name="P34"><draw:control text:anchor-type="as-char" draw:z-index="21" draw:style-name="gr1" draw:text-style-name="P42" svg:width="5.689cm" svg:height="0.98cm" draw:control="control10"/></text:p>
              </table:table-cell>
            </table:table-row>
            <table:table-row>
              <table:table-cell table:style-name="Table2.A3" office:value-type="string">
                <text:p text:style-name="P29">Uploaded - not submitted to IRCC <text:line-break/><text:soft-page-break/>Uploaded Filename:  Inviters_employment_to_upload.pdf<text:bookmark text:name="code_7453100"/></text:p>
              </table:table-cell>
              <table:table-cell table:style-name="Table2.A3" office:value-type="string">
                <text:p text:style-name="P33">Inviter's Employment Letter (required)</text:p>
              </table:table-cell>
              <table:table-cell table:style-name="Table2.A3" office:value-type="string">
                <text:p text:style-name="P27"><draw:frame draw:style-name="fr3" draw:name="help-link-code_7453100-text" text:anchor-type="char" svg:width="0.041cm" draw:z-index="37"><draw:text-box fo:min-height="0.041cm"><text:p text:style-name="Text_20_body">Instructions - Document: Inviter's Employment Letter</text:p></draw:text-box></draw:frame><text:bookmark text:name="help-link-code_7453100-icon"/></text:p>
              </table:table-cell>
              <table:table-cell table:style-name="Table2.A3" office:value-type="string">
                <text:p text:style-name="P34"><draw:control text:anchor-type="as-char" draw:z-index="22" draw:style-name="gr1" draw:text-style-name="P42" svg:width="5.689cm" svg:height="0.98cm" draw:control="control11"/></text:p>
              </table:table-cell>
            </table:table-row>
            <table:table-row>
              <table:table-cell table:style-name="Table2.A2" office:value-type="string">
                <text:p text:style-name="P29">Uploaded - not submitted to IRCC <text:line-break/>Uploaded Filename:  Notice_of_assessment.pdf<text:bookmark text:name="code_7467100"/></text:p>
              </table:table-cell>
              <table:table-cell table:style-name="Table2.A2" office:value-type="string">
                <text:p text:style-name="P33">Notice of Assessment (required)</text:p>
              </table:table-cell>
              <table:table-cell table:style-name="Table2.A2" office:value-type="string">
                <text:p text:style-name="P27"><draw:frame draw:style-name="fr3" draw:name="help-link-code_7467100-text" text:anchor-type="char" svg:width="0.041cm" draw:z-index="38"><draw:text-box fo:min-height="0.041cm"><text:p text:style-name="Text_20_body">Instructions - Document: Notice of Assessment</text:p></draw:text-box></draw:frame><text:bookmark text:name="help-link-code_7467100-icon"/></text:p>
              </table:table-cell>
              <table:table-cell table:style-name="Table2.A2" office:value-type="string">
                <text:p text:style-name="P34"><draw:control text:anchor-type="as-char" draw:z-index="23" draw:style-name="gr1" draw:text-style-name="P42" svg:width="5.689cm" svg:height="0.98cm" draw:control="control12"/></text:p>
              </table:table-cell>
            </table:table-row>
          </table:table>
          <text:p text:style-name="P17"/>
          <text:h text:style-name="P39" text:outline-level="2">Optional Documents</text:h>
          <text:p text:style-name="P2"><text:bookmark text:name="eapp-app-checklist-optional-documents"/></text:p>
          <text:p text:style-name="P4">Optional Documents<text:line-break/>TAHMINA BEGUM</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5">Details</text:p>
                </table:table-cell>
                <table:table-cell table:style-name="Table3.A1" office:value-type="string">
                  <text:p text:style-name="P25">Document Name</text:p>
                </table:table-cell>
                <table:table-cell table:style-name="Table3.A1" office:value-type="string">
                  <text:p text:style-name="P25">Instructions</text:p>
                </table:table-cell>
                <table:table-cell table:style-name="Table3.A1" office:value-type="string">
                  <text:p text:style-name="P25">Options</text:p>
                </table:table-cell>
              </table:table-row>
            </table:table-header-rows>
            <table:table-row>
              <table:table-cell table:style-name="Table3.A2" office:value-type="string">
                <text:p text:style-name="P30">Not Provided<text:bookmark text:name="code_7425100"/></text:p>
              </table:table-cell>
              <table:table-cell table:style-name="Table3.A2" office:value-type="string">
                <text:p text:style-name="P32"><text:a xlink:type="simple" xlink:href="http://www.cic.gc.ca/english/pdf/kits/forms/IMM5257B_1.PDF" office:target-frame-name="_blank" xlink:show="new" text:style-name="Internet_20_link" text:visited-style-name="Visited_20_Internet_20_Link"><text:span text:style-name="T4">Schedule 1 - Application for a Temporary Resident Visa Made Outside Canada (IMM 5257)</text:span></text:a></text:p>
                <text:p text:style-name="Table_20_Contents"><draw:frame draw:style-name="fr3" draw:name="Frame22" text:anchor-type="char" svg:width="10.16cm" draw:z-index="41"><draw:text-box fo:min-height="0.041cm"><text:p text:style-name="P3"><draw:frame draw:style-name="fr3" draw:name="Frame23" text:anchor-type="char" svg:width="0.041cm" draw:z-index="42"><draw:text-box fo:min-height="0.041cm"><text:p text:style-name="Text_20_body">(Opens a new window)</text:p></draw:text-box></draw:frame></text:p></draw:text-box></draw:frame></text:p>
              </table:table-cell>
              <table:table-cell table:style-name="Table3.A2" office:value-type="string">
                <text:p text:style-name="P27"><draw:frame draw:style-name="fr3" draw:name="help-link-code_7425100-text" text:anchor-type="char" svg:width="0.041cm" draw:z-index="43"><draw:text-box fo:min-height="0.041cm"><text:p text:style-name="Text_20_body">Instructions - Form: Schedule 1 - Application for a Temporary Resident Visa Made Outside Canada (IMM 5257)</text:p></draw:text-box></draw:frame><text:bookmark text:name="help-link-code_7425100-icon"/></text:p>
              </table:table-cell>
              <table:table-cell table:style-name="Table3.A2" office:value-type="string">
                <text:p text:style-name="P34"><draw:control text:anchor-type="as-char" draw:z-index="39" draw:style-name="gr1" draw:text-style-name="P42" svg:width="7.224cm" svg:height="0.98cm" draw:control="control13"/></text:p>
              </table:table-cell>
            </table:table-row>
            <table:table-row>
              <table:table-cell table:style-name="Table3.A3" office:value-type="string">
                <text:p text:style-name="P30">Not Provided<text:bookmark text:name="code_7647100"/></text:p>
              </table:table-cell>
              <table:table-cell table:style-name="Table3.A3" office:value-type="string">
                <text:p text:style-name="P32">Client Information</text:p>
              </table:table-cell>
              <table:table-cell table:style-name="Table3.A3" office:value-type="string">
                <text:p text:style-name="P27"><draw:frame draw:style-name="fr3" draw:name="help-link-code_7647100-text" text:anchor-type="char" svg:width="0.041cm" draw:z-index="44"><draw:text-box fo:min-height="0.041cm"><text:p text:style-name="Text_20_body">Instructions - Form: Client Information</text:p></draw:text-box></draw:frame><text:bookmark text:name="help-link-code_7647100-icon"/></text:p>
              </table:table-cell>
              <table:table-cell table:style-name="Table3.A3" office:value-type="string">
                <text:p text:style-name="P34"><draw:control text:anchor-type="as-char" draw:z-index="40" draw:style-name="gr1" draw:text-style-name="P42" svg:width="7.224cm" svg:height="0.98cm" draw:control="control14"/></text:p>
              </table:table-cell>
            </table:table-row>
          </table:table>
          <text:p text:style-name="P17"/>
          <text:h text:style-name="P41" text:outline-level="2">Family Members <text:line-break/><text:line-break/>You have told us that additional people will come to Canada with you. Please attach their documents below.</text:h>
          <text:h text:style-name="P41" text:outline-level="2">Family Member 1 - 31 / 12 / 1950</text:h>
          <text:h text:style-name="P39" text:outline-level="2">Application Form(s)</text:h>
          <text:p text:style-name="P2"><text:bookmark text:name="eapp-app-checklist-application-forms1"/></text:p>
          <text:p text:style-name="P4">Application Form(s)<text:line-break/><text:soft-page-break/>MD TAZUL ISLAM SARKAR</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5">Details</text:p>
                </table:table-cell>
                <table:table-cell table:style-name="Table4.A1" office:value-type="string">
                  <text:p text:style-name="P25">Document Name</text:p>
                </table:table-cell>
                <table:table-cell table:style-name="Table4.A1" office:value-type="string">
                  <text:p text:style-name="P25">Instructions</text:p>
                </table:table-cell>
                <table:table-cell table:style-name="Table4.A1" office:value-type="string">
                  <text:p text:style-name="P25">Options</text:p>
                </table:table-cell>
              </table:table-row>
            </table:table-header-rows>
            <table:table-row>
              <table:table-cell table:style-name="Table4.A2" office:value-type="string">
                <text:p text:style-name="P28">Uploaded - not submitted to IRCC <text:line-break/>Uploaded Filename:  TAZUL_imm5257e.pdf<text:bookmark text:name="code_74244"/></text:p>
              </table:table-cell>
              <table:table-cell table:style-name="Table4.A2" office:value-type="string">
                <text:p text:style-name="P33"><text:a xlink:type="simple" xlink:href="http://www.cic.gc.ca/english/pdf/kits/forms/IMM5257E.PDF" office:target-frame-name="_blank" xlink:show="new" text:style-name="Internet_20_link" text:visited-style-name="Visited_20_Internet_20_Link"><text:span text:style-name="T4">Application for Visitor Visa (Temporary Resident Visa) Made Outside of Canada (IMM5257) (required)</text:span></text:a></text:p>
                <text:p text:style-name="Table_20_Contents"><draw:frame draw:style-name="fr3" draw:name="Frame24" text:anchor-type="char" svg:width="11.642cm" draw:z-index="46"><draw:text-box fo:min-height="0.041cm"><text:p text:style-name="P3"><draw:frame draw:style-name="fr3" draw:name="Frame25" text:anchor-type="char" svg:width="0.041cm" draw:z-index="47"><draw:text-box fo:min-height="0.041cm"><text:p text:style-name="Text_20_body">(Opens a new window)</text:p></draw:text-box></draw:frame></text:p></draw:text-box></draw:frame></text:p>
              </table:table-cell>
              <table:table-cell table:style-name="Table4.A2" office:value-type="string">
                <text:p text:style-name="P27"><draw:frame draw:style-name="fr3" draw:name="code_7424-text" text:anchor-type="char" svg:width="0.041cm" draw:z-index="48"><draw:text-box fo:min-height="0.041cm"><text:p text:style-name="Text_20_body">Help - Form: Application for Visitor Visa (Temporary Resident Visa) Made Outside of Canada (IMM5257)</text:p></draw:text-box></draw:frame><text:bookmark text:name="code_7424-icon1"/></text:p>
              </table:table-cell>
              <table:table-cell table:style-name="Table4.A2" office:value-type="string">
                <text:p text:style-name="P34"><draw:control text:anchor-type="as-char" draw:z-index="45" draw:style-name="gr1" draw:text-style-name="P42" svg:width="5.716cm" svg:height="0.98cm" draw:control="control15"/></text:p>
              </table:table-cell>
            </table:table-row>
          </table:table>
          <text:p text:style-name="P17"/>
          <text:h text:style-name="P39" text:outline-level="2">Supporting Documents</text:h>
          <text:p text:style-name="P2"><text:bookmark text:name="eapp-app-checklist-supporting-documents1"/></text:p>
          <text:p text:style-name="P4">Supporting Documents<text:line-break/>MD TAZUL ISLAM SARKAR</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5">Details</text:p>
                </table:table-cell>
                <table:table-cell table:style-name="Table5.A1" office:value-type="string">
                  <text:p text:style-name="P25">Document Name</text:p>
                </table:table-cell>
                <table:table-cell table:style-name="Table5.A1" office:value-type="string">
                  <text:p text:style-name="P25">Instructions</text:p>
                </table:table-cell>
                <table:table-cell table:style-name="Table5.A1" office:value-type="string">
                  <text:p text:style-name="P25">Options</text:p>
                </table:table-cell>
              </table:table-row>
            </table:table-header-rows>
            <table:table-row>
              <table:table-cell table:style-name="Table5.A2" office:value-type="string">
                <text:p text:style-name="P29">Uploaded - not submitted to IRCC <text:line-break/>Uploaded Filename:  TAZUL_imm5645e.pdf<text:bookmark text:name="code_74134"/></text:p>
              </table:table-cell>
              <table:table-cell table:style-name="Table5.A2" office:value-type="string">
                <text:p text:style-name="P33"><text:a xlink:type="simple" xlink:href="http://www.cic.gc.ca/english/pdf/kits/forms/IMM5645E.PDF" office:target-frame-name="_blank" xlink:show="new" text:style-name="Internet_20_link" text:visited-style-name="Visited_20_Internet_20_Link"><text:span text:style-name="T4">Family Information (IMM5645) (required)</text:span></text:a></text:p>
                <text:p text:style-name="Table_20_Contents"><draw:frame draw:style-name="fr3" draw:name="Frame26" text:anchor-type="char" svg:width="7.646cm" draw:z-index="52"><draw:text-box fo:min-height="0.041cm"><text:p text:style-name="P3"><draw:frame draw:style-name="fr3" draw:name="Frame27" text:anchor-type="char" svg:width="0.041cm" draw:z-index="53"><draw:text-box fo:min-height="0.041cm"><text:p text:style-name="Text_20_body">(Opens a new window)</text:p></draw:text-box></draw:frame></text:p></draw:text-box></draw:frame></text:p>
              </table:table-cell>
              <table:table-cell table:style-name="Table5.A2" office:value-type="string">
                <text:p text:style-name="P27"><draw:frame draw:style-name="fr3" draw:name="help-link-code_74134-text" text:anchor-type="char" svg:width="0.041cm" draw:z-index="54"><draw:text-box fo:min-height="0.041cm"><text:p text:style-name="Text_20_body">Instructions - Document: Family Information (IMM5645)</text:p></draw:text-box></draw:frame><text:bookmark text:name="help-link-code_74134-icon"/></text:p>
              </table:table-cell>
              <table:table-cell table:style-name="Table5.A2" office:value-type="string">
                <text:p text:style-name="P34"><draw:control text:anchor-type="as-char" draw:z-index="49" draw:style-name="gr1" draw:text-style-name="P42" svg:width="5.716cm" svg:height="0.98cm" draw:control="control16"/></text:p>
              </table:table-cell>
            </table:table-row>
            <table:table-row>
              <table:table-cell table:style-name="Table5.A3" office:value-type="string">
                <text:p text:style-name="P29">Uploaded - not submitted to IRCC <text:line-break/>Uploaded Filename:  Tazul_Passport_final.pdf<text:bookmark text:name="code_74364"/></text:p>
              </table:table-cell>
              <table:table-cell table:style-name="Table5.A3" office:value-type="string">
                <text:p text:style-name="P33">Passport (required)</text:p>
              </table:table-cell>
              <table:table-cell table:style-name="Table5.A3" office:value-type="string">
                <text:p text:style-name="P27"><draw:frame draw:style-name="fr3" draw:name="help-link-code_74364-text" text:anchor-type="char" svg:width="0.041cm" draw:z-index="55"><draw:text-box fo:min-height="0.041cm"><text:p text:style-name="Text_20_body">Instructions - Document: Passport</text:p></draw:text-box></draw:frame><text:bookmark text:name="help-link-code_74364-icon"/></text:p>
              </table:table-cell>
              <table:table-cell table:style-name="Table5.A3" office:value-type="string">
                <text:p text:style-name="P34"><draw:control text:anchor-type="as-char" draw:z-index="50" draw:style-name="gr1" draw:text-style-name="P42" svg:width="5.716cm" svg:height="0.98cm" draw:control="control17"/></text:p>
              </table:table-cell>
            </table:table-row>
            <table:table-row>
              <table:table-cell table:style-name="Table5.A2" office:value-type="string">
                <text:p text:style-name="P29">Uploaded - not submitted to IRCC <text:line-break/><text:soft-page-break/>Uploaded Filename:  Photo_Tazul.jpg<text:bookmark text:name="code_74404"/></text:p>
              </table:table-cell>
              <table:table-cell table:style-name="Table5.A2" office:value-type="string">
                <text:p text:style-name="P33">Digital photo (required)</text:p>
              </table:table-cell>
              <table:table-cell table:style-name="Table5.A2" office:value-type="string">
                <text:p text:style-name="P27"><draw:frame draw:style-name="fr3" draw:name="help-link-code_74404-text" text:anchor-type="char" svg:width="0.041cm" draw:z-index="56"><draw:text-box fo:min-height="0.041cm"><text:p text:style-name="Text_20_body">Instructions - Document: Digital photo</text:p></draw:text-box></draw:frame><text:bookmark text:name="help-link-code_74404-icon"/></text:p>
              </table:table-cell>
              <table:table-cell table:style-name="Table5.A2" office:value-type="string">
                <text:p text:style-name="P34"><draw:control text:anchor-type="as-char" draw:z-index="51" draw:style-name="gr1" draw:text-style-name="P42" svg:width="5.716cm" svg:height="0.98cm" draw:control="control18"/></text:p>
              </table:table-cell>
            </table:table-row>
          </table:table>
          <text:p text:style-name="P17"/>
          <text:h text:style-name="P39" text:outline-level="2">Optional Documents</text:h>
          <text:p text:style-name="P2"><text:bookmark text:name="eapp-app-checklist-optional-documents1"/></text:p>
          <text:p text:style-name="P4">Optional Documents<text:line-break/>MD TAZUL ISLAM SARKAR</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Details</text:p>
                </table:table-cell>
                <table:table-cell table:style-name="Table6.A1" office:value-type="string">
                  <text:p text:style-name="P25">Document Name</text:p>
                </table:table-cell>
                <table:table-cell table:style-name="Table6.A1" office:value-type="string">
                  <text:p text:style-name="P25">Instructions</text:p>
                </table:table-cell>
                <table:table-cell table:style-name="Table6.A1" office:value-type="string">
                  <text:p text:style-name="P25">Options</text:p>
                </table:table-cell>
              </table:table-row>
            </table:table-header-rows>
            <table:table-row>
              <table:table-cell table:style-name="Table6.A2" office:value-type="string">
                <text:p text:style-name="P30">Not Provided<text:bookmark text:name="code_74254"/></text:p>
              </table:table-cell>
              <table:table-cell table:style-name="Table6.A2" office:value-type="string">
                <text:p text:style-name="P32"><text:a xlink:type="simple" xlink:href="http://www.cic.gc.ca/english/pdf/kits/forms/IMM5257B_1.PDF" office:target-frame-name="_blank" xlink:show="new" text:style-name="Internet_20_link" text:visited-style-name="Visited_20_Internet_20_Link"><text:span text:style-name="T4">Schedule 1 - Application for a Temporary Resident Visa Made Outside Canada (IMM 5257)</text:span></text:a></text:p>
                <text:p text:style-name="Table_20_Contents"><draw:frame draw:style-name="fr3" draw:name="Frame28" text:anchor-type="char" svg:width="10.16cm" draw:z-index="60"><draw:text-box fo:min-height="0.041cm"><text:p text:style-name="P3"><draw:frame draw:style-name="fr3" draw:name="Frame29" text:anchor-type="char" svg:width="0.041cm" draw:z-index="61"><draw:text-box fo:min-height="0.041cm"><text:p text:style-name="Text_20_body">(Opens a new window)</text:p></draw:text-box></draw:frame></text:p></draw:text-box></draw:frame></text:p>
              </table:table-cell>
              <table:table-cell table:style-name="Table6.A2" office:value-type="string">
                <text:p text:style-name="P27"><draw:frame draw:style-name="fr3" draw:name="help-link-code_74254-text" text:anchor-type="char" svg:width="0.041cm" draw:z-index="62"><draw:text-box fo:min-height="0.041cm"><text:p text:style-name="Text_20_body">Instructions - Form: Schedule 1 - Application for a Temporary Resident Visa Made Outside Canada (IMM 5257)</text:p></draw:text-box></draw:frame><text:bookmark text:name="help-link-code_74254-icon"/></text:p>
              </table:table-cell>
              <table:table-cell table:style-name="Table6.A2" office:value-type="string">
                <text:p text:style-name="P34"><draw:control text:anchor-type="as-char" draw:z-index="57" draw:style-name="gr1" draw:text-style-name="P42" svg:width="7.224cm" svg:height="0.98cm" draw:control="control19"/></text:p>
              </table:table-cell>
            </table:table-row>
            <table:table-row>
              <table:table-cell table:style-name="Table6.A3" office:value-type="string">
                <text:p text:style-name="P28">Uploaded - not submitted to IRCC </text:p>
                <text:p text:style-name="P31"><text:line-break/>Uploaded Filename:  TAZUL_ISLAM_LAND_DEED.pdf<text:bookmark text:name="code_76474"/></text:p>
              </table:table-cell>
              <table:table-cell table:style-name="Table6.A3" office:value-type="string">
                <text:p text:style-name="P32">Client Information</text:p>
              </table:table-cell>
              <table:table-cell table:style-name="Table6.A3" office:value-type="string">
                <text:p text:style-name="P27"><draw:frame draw:style-name="fr3" draw:name="help-link-code_76474-text" text:anchor-type="char" svg:width="0.041cm" draw:z-index="63"><draw:text-box fo:min-height="0.041cm"><text:p text:style-name="Text_20_body">Instructions - Form: Client Information</text:p></draw:text-box></draw:frame><text:bookmark text:name="help-link-code_76474-icon"/></text:p>
              </table:table-cell>
              <table:table-cell table:style-name="Table6.A3" office:value-type="string">
                <text:p text:style-name="P34"><draw:control text:anchor-type="as-char" draw:z-index="58" draw:style-name="gr1" draw:text-style-name="P42" svg:width="7.224cm" svg:height="0.98cm" draw:control="control20"/></text:p>
                <text:p text:style-name="P34"><draw:control text:anchor-type="as-char" draw:z-index="59" draw:style-name="gr2" draw:text-style-name="P43" svg:width="7.224cm" svg:height="0.98cm" draw:control="control21"/></text:p>
              </table:table-cell>
            </table:table-row>
          </table:table>
          <text:p text:style-name="P17"/>
          <text:h text:style-name="P39" text:outline-level="2">Fees</text:h>
          <text:p text:style-name="P4">Fe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5">Application</text:p>
                </table:table-cell>
                <table:table-cell table:style-name="Table7.A1" office:value-type="string">
                  <text:p text:style-name="P25">Quantity</text:p>
                </table:table-cell>
                <table:table-cell table:style-name="Table7.A1" office:value-type="string">
                  <text:p text:style-name="P25">Price (CAD) per unit</text:p>
                </table:table-cell>
                <table:table-cell table:style-name="Table7.A1" office:value-type="string">
                  <text:p text:style-name="P25">Total (CAD)</text:p>
                </table:table-cell>
              </table:table-row>
            </table:table-header-rows>
            <table:table-row>
              <table:table-cell table:style-name="Table7.A2" office:value-type="string">
                <text:p text:style-name="P31">Visitor (includes SE, ME and EXT)</text:p>
              </table:table-cell>
              <table:table-cell table:style-name="Table7.A2" office:value-type="string">
                <text:p text:style-name="P31">2</text:p>
              </table:table-cell>
              <table:table-cell table:style-name="Table7.A2" office:value-type="string">
                <text:p text:style-name="P31">$100</text:p>
              </table:table-cell>
              <table:table-cell table:style-name="Table7.A2" office:value-type="string">
                <text:p text:style-name="P31">$200</text:p>
              </table:table-cell>
            </table:table-row>
            <text:soft-page-break/>
            <table:table-row>
              <table:table-cell table:style-name="Table7.A3" office:value-type="string">
                <text:p text:style-name="P31">Family Biometric Fee</text:p>
              </table:table-cell>
              <table:table-cell table:style-name="Table7.A3" office:value-type="string">
                <text:p text:style-name="P31">1</text:p>
              </table:table-cell>
              <table:table-cell table:style-name="Table7.A3" office:value-type="string">
                <text:p text:style-name="P31">$170</text:p>
              </table:table-cell>
              <table:table-cell table:style-name="Table7.A3" office:value-type="string">
                <text:p text:style-name="P31">$170</text:p>
              </table:table-cell>
            </table:table-row>
            <table:table-row>
              <table:table-cell table:style-name="Table7.A2" office:value-type="string">
                <text:p text:style-name="P31">Family Biometric Fee</text:p>
              </table:table-cell>
              <table:table-cell table:style-name="Table7.A2" office:value-type="string">
                <text:p text:style-name="P31">1</text:p>
              </table:table-cell>
              <table:table-cell table:style-name="Table7.A2" office:value-type="string">
                <text:p text:style-name="P31">$0</text:p>
              </table:table-cell>
              <table:table-cell table:style-name="Table7.A2" office:value-type="string">
                <text:p text:style-name="P31">$0</text:p>
              </table:table-cell>
            </table:table-row>
          </table:table>
          <text:p text:style-name="P19">The fee shown is an estimate based on the fees in effect on the day that this Personal Reference Code is issued. The actual fees to be paid will be calculated on the date of submission.</text:p>
          <text:p text:style-name="P18">Total Price (CAD)$370</text:p>
          <text:p text:style-name="P15"><text:a xlink:type="simple" xlink:href="javascript:void(0)" text:style-name="Internet_20_link" text:visited-style-name="Visited_20_Internet_20_Link"><text:span text:style-name="Strong_20_Emphasis"><text:span text:style-name="T2">Can I save my application and return to complete it later?</text:span></text:span></text:a></text:p>
          <text:p text:style-name="P15"><text:a xlink:type="simple" xlink:href="javascript:void(0)" text:style-name="Internet_20_link" text:visited-style-name="Visited_20_Internet_20_Link"><text:span text:style-name="Strong_20_Emphasis"><text:span text:style-name="T2">How do I upload my documents?</text:span></text:span></text:a></text:p>
          <text:p text:style-name="P15"><text:a xlink:type="simple" xlink:href="javascript:void(0)" text:style-name="Internet_20_link" text:visited-style-name="Visited_20_Internet_20_Link"><text:span text:style-name="Strong_20_Emphasis"><text:span text:style-name="T2">My documents are too large to upload. How do I reduce the file size?</text:span></text:span></text:a></text:p>
          <text:section text:style-name="Sect1" text:name="footer">
            <text:p text:style-name="P5"/>
            <text:section text:style-name="Sect2" text:name="disclaimer">
              <text:p text:style-name="P20"><text:span text:style-name="Strong_20_Emphasis"><text:span text:style-name="T9">Important:</text:span></text:span><text:span text:style-name="T8"> This information is for reference only and no immigration decision will be made based on your answers. If you choose to apply, your application will be considered by an immigration officer in accordance with the Immigration and Refugee Protection Act, without regard to any outcome you attain through this questionnaire. </text:span><text:a xlink:type="simple" xlink:href="https://onlineservices-servicesenligne.cic.gc.ca/eapp/exit.do?logout=true&amp;uri=http://www.cic.gc.ca/english/notices.asp" text:style-name="Internet_20_link" text:visited-style-name="Visited_20_Internet_20_Link"><text:span text:style-name="T10">Read the full notice</text:span></text:a></text:p>
            </text:section>
          </text:section>
          <text:p text:style-name="P5"><draw:frame draw:style-name="fr7" draw:name="Frame30" text:anchor-type="paragraph" svg:width="15.081cm" draw:z-index="64"><draw:text-box fo:min-height="0.041cm"><text:p text:style-name="Text_20_body"><draw:control text:anchor-type="as-char" draw:z-index="66" draw:style-name="gr3" draw:text-style-name="P44" svg:width="3.546cm" svg:height="0.927cm" draw:control="control22"/></text:p></draw:text-box></draw:frame><draw:frame draw:style-name="fr7" draw:name="Frame31" text:anchor-type="paragraph" svg:width="15.081cm" draw:z-index="65"><draw:text-box fo:min-height="0.041cm"><text:p text:style-name="Text_20_body"><draw:control text:anchor-type="as-char" draw:z-index="67" draw:style-name="gr3" draw:text-style-name="P44" svg:width="1.377cm" svg:height="0.927cm" draw:control="control23"/></text:p></draw:text-box></draw:frame></text:p>
        </text:section>
      </text:section>
      <text:h text:style-name="P37" text:outline-level="3"><draw:frame draw:style-name="fr4" draw:name="Frame33" text:anchor-type="paragraph" svg:width="7.726cm" draw:z-index="68"><draw:text-box fo:min-height="0.041cm"><text:h text:style-name="P36" text:outline-level="3">Contact information</text:h><text:list xml:id="list9165134613605485210" text:style-name="L6"><text:list-item><text:p text:style-name="P21"><text:a xlink:type="simple" xlink:href="https://onlineservices-servicesenligne.cic.gc.ca/eapp/exit.do?logout=true&amp;uri=http://www.cic.gc.ca/english/contacts/index.asp" text:style-name="Internet_20_link" text:visited-style-name="Visited_20_Internet_20_Link"><text:span text:style-name="T4">Enquiries</text:span></text:a></text:p></text:list-item><text:list-item><text:p text:style-name="P21"><text:a xlink:type="simple" xlink:href="https://onlineservices-servicesenligne.cic.gc.ca/eapp/exit.do?logout=true&amp;uri=http://www.cic.gc.ca/english/helpcentre/index.asp" text:style-name="Internet_20_link" text:visited-style-name="Visited_20_Internet_20_Link"><text:span text:style-name="T4">Help Centre</text:span></text:a></text:p></text:list-item><text:list-item><text:p text:style-name="P21"><text:a xlink:type="simple" xlink:href="https://onlineservices-servicesenligne.cic.gc.ca/eapp/exit.do?logout=true&amp;uri=http://www.cic.gc.ca/english/information/offices/index.asp" text:style-name="Internet_20_link" text:visited-style-name="Visited_20_Internet_20_Link"><text:span text:style-name="T4">IRCC offices</text:span></text:a></text:p></text:list-item><text:list-item><text:p text:style-name="P21"><text:a xlink:type="simple" xlink:href="https://onlineservices-servicesenligne.cic.gc.ca/eapp/exit.do?logout=true&amp;uri=http://www.cic.gc.ca/english/department/media/contacts.asp" text:style-name="Internet_20_link" text:visited-style-name="Visited_20_Internet_20_Link"><text:span text:style-name="T4">Media contacts</text:span></text:a></text:p></text:list-item></text:list><text:h text:style-name="P36" text:outline-level="3">News</text:h><text:list xml:id="list1160737734196935739" text:style-name="L7"><text:list-item><text:p text:style-name="P22"><text:a xlink:type="simple" xlink:href="https://onlineservices-servicesenligne.cic.gc.ca/eapp/exit.do?logout=true&amp;uri=http://www.cic.gc.ca/english/department/media/index.asp" text:style-name="Internet_20_link" text:visited-style-name="Visited_20_Internet_20_Link"><text:span text:style-name="T4">Newsroom</text:span></text:a></text:p></text:list-item><text:list-item><text:p text:style-name="P22"><text:a xlink:type="simple" xlink:href="https://onlineservices-servicesenligne.cic.gc.ca/eapp/exit.do?logout=true&amp;uri=http://news.gc.ca/web/dsptch-dstrbr-en.do?mthd=advSrch%26crtr.dpt1D=6664%26crtr.minID=%26crtr.thm1D=%26crtr.tp1D=1%26crtr.sj1D=%26crtr.lc1D=%26crtr.aud1D=%26crtr.kw=%26crtr.dyStrtVl=1%26crtr.mnthStrtVl=1%26crtr.yrStrtVl=2002%26crtr.dyndVl=31%26crtr.mnthndVl=12%26crtr.yrndVl=9000" text:style-name="Internet_20_link" text:visited-style-name="Visited_20_Internet_20_Link"><text:span text:style-name="T4">News releases</text:span></text:a></text:p></text:list-item><text:list-item><text:p text:style-name="P22"><text:a xlink:type="simple" xlink:href="https://onlineservices-servicesenligne.cic.gc.ca/eapp/exit.do?logout=true&amp;uri=http://news.gc.ca/web/dsptch-dstrbr-en.do?mthd=advSrch%26crtr.dpt1D=6664%26crtr.minID=%26crtr.thm1D=%26crtr.tp1D=3%26crtr.sj1D=%26crtr.lc1D=%26crtr.aud1D=%26crtr.kw=%26crtr.dyStrtVl=1%26crtr.mnthStrtVl=1%26crtr.yrStrtVl=2002%26crtr.dyndVl=31%26crtr.mnthndVl=12%26crtr.yrndVl=9000" text:style-name="Internet_20_link" text:visited-style-name="Visited_20_Internet_20_Link"><text:span text:style-name="T4">Media advisories</text:span></text:a></text:p></text:list-item><text:list-item><text:p text:style-name="P22"><text:a xlink:type="simple" xlink:href="https://onlineservices-servicesenligne.cic.gc.ca/eapp/exit.do?logout=true&amp;uri=http://news.gc.ca/web/dsptch-dstrbr-en.do?mthd=advSrch%26crtr.dpt1D=6664%26crtr.minID=%26crtr.thm1D=%26crtr.tp1D=970%26crtr.sj1D=%26crtr.lc1D=%26crtr.aud1D=%26crtr.kw=%26crtr.dyStrtVl=1%26crtr.mnthStrtVl=1%26crtr.yrStrtVl=2002%26crtr.dyndVl=31%26crtr.mnthndVl=12%26crtr.yrndVl=9000" text:style-name="Internet_20_link" text:visited-style-name="Visited_20_Internet_20_Link"><text:span text:style-name="T4">Speeches</text:span></text:a></text:p></text:list-item><text:list-item><text:p text:style-name="P22"><text:a xlink:type="simple" xlink:href="https://onlineservices-servicesenligne.cic.gc.ca/eapp/exit.do?logout=true&amp;uri=http://news.gc.ca/web/dsptch-dstrbr-en.do?mthd=advSrch%26crtr.dpt1D=6664%26crtr.minID=%26crtr.thm1D=%26crtr.tp1D=980%26crtr.sj1D=%26crtr.lc1D=%26crtr.aud1D=%26crtr.kw=%26crtr.dyStrtVl=1%26crtr.mnthStrtVl=1%26crtr.yrStrtVl=2002%26crtr.dyndVl=31%26crtr.mnthndVl=12%26crtr.yrndVl=9000" text:style-name="Internet_20_link" text:visited-style-name="Visited_20_Internet_20_Link"><text:span text:style-name="T4">Statements</text:span></text:a></text:p></text:list-item></text:list></draw:text-box></draw:frame><draw:frame draw:style-name="fr3" draw:name="Frame32" text:anchor-type="char" svg:width="0.041cm" draw:z-index="69"><draw:text-box fo:min-height="0.041cm"><text:h text:style-name="P38" text:outline-level="2">About this site</text:h></draw:text-box></draw:frame>Government</text:h>
      <text:list xml:id="list4317870574737636456" text:style-name="L8">
        <text:list-item>
          <text:p text:style-name="P23"><text:a xlink:type="simple" xlink:href="https://onlineservices-servicesenligne.cic.gc.ca/eapp/exit.do?logout=true&amp;uri=https://www.canada.ca/en/government/system.html" text:style-name="Internet_20_link" text:visited-style-name="Visited_20_Internet_20_Link"><text:span text:style-name="T4">How government works</text:span></text:a></text:p>
        </text:list-item>
        <text:list-item>
          <text:p text:style-name="P23"><text:a xlink:type="simple" xlink:href="https://onlineservices-servicesenligne.cic.gc.ca/eapp/exit.do?logout=true&amp;uri=https://www.canada.ca/en/government/dept.html" text:style-name="Internet_20_link" text:visited-style-name="Visited_20_Internet_20_Link"><text:span text:style-name="T4">Departments and agencies</text:span></text:a></text:p>
        </text:list-item>
        <text:list-item>
          <text:p text:style-name="P23"><text:a xlink:type="simple" xlink:href="https://onlineservices-servicesenligne.cic.gc.ca/eapp/exit.do?logout=true&amp;uri=http://pm.gc.ca/eng" text:style-name="Internet_20_link" text:visited-style-name="Visited_20_Internet_20_Link"><text:span text:style-name="T4">Prime Minister</text:span></text:a></text:p>
        </text:list-item>
        <text:list-item>
          <text:p text:style-name="P23"><text:a xlink:type="simple" xlink:href="https://onlineservices-servicesenligne.cic.gc.ca/eapp/exit.do?logout=true&amp;uri=https://www.canada.ca/en/government/ministers.html" text:style-name="Internet_20_link" text:visited-style-name="Visited_20_Internet_20_Link"><text:span text:style-name="T4">Ministers</text:span></text:a></text:p>
        </text:list-item>
        <text:list-item>
          <text:p text:style-name="P23"><text:a xlink:type="simple" xlink:href="https://onlineservices-servicesenligne.cic.gc.ca/eapp/exit.do?logout=true&amp;uri=https://www.canada.ca/en/government/publicservice.html" text:style-name="Internet_20_link" text:visited-style-name="Visited_20_Internet_20_Link"><text:span text:style-name="T4">Public service and military</text:span></text:a></text:p>
        </text:list-item>
        <text:list-item>
          <text:p text:style-name="P23"><text:a xlink:type="simple" xlink:href="https://onlineservices-servicesenligne.cic.gc.ca/eapp/exit.do?logout=true&amp;uri=https://www.canada.ca/en/government/system/laws.html" text:style-name="Internet_20_link" text:visited-style-name="Visited_20_Internet_20_Link"><text:span text:style-name="T4">Treaties, laws and regulations</text:span></text:a></text:p>
        </text:list-item>
        <text:list-item>
          <text:p text:style-name="P23"><text:a xlink:type="simple" xlink:href="https://onlineservices-servicesenligne.cic.gc.ca/eapp/exit.do?logout=true&amp;uri=https://www.canada.ca/en/government/libraries.html" text:style-name="Internet_20_link" text:visited-style-name="Visited_20_Internet_20_Link"><text:span text:style-name="T4">Libraries</text:span></text:a></text:p>
        </text:list-item>
        <text:list-item>
          <text:p text:style-name="P23"><text:a xlink:type="simple" xlink:href="https://onlineservices-servicesenligne.cic.gc.ca/eapp/exit.do?logout=true&amp;uri=http://www.cic.gc.ca/english/resources/publications/index.asp" text:style-name="Internet_20_link" text:visited-style-name="Visited_20_Internet_20_Link"><text:span text:style-name="T4">Publications</text:span></text:a></text:p>
        </text:list-item>
        <text:list-item>
          <text:p text:style-name="P23"><text:a xlink:type="simple" xlink:href="https://onlineservices-servicesenligne.cic.gc.ca/eapp/exit.do?logout=true&amp;uri=http://www.cic.gc.ca/english/about_us/reports.asp" text:style-name="Internet_20_link" text:visited-style-name="Visited_20_Internet_20_Link"><text:span text:style-name="T4">Statistics and data</text:span></text:a></text:p>
        </text:list-item>
        <text:list-item>
          <text:p text:style-name="P23"><text:a xlink:type="simple" xlink:href="https://onlineservices-servicesenligne.cic.gc.ca/eapp/exit.do?logout=true&amp;uri=http://www.canada.ca/en/newsite.html" text:style-name="Internet_20_link" text:visited-style-name="Visited_20_Internet_20_Link"><text:span text:style-name="T4">About Canada.ca</text:span></text:a></text:p>
        </text:list-item>
      </text:list>
      <text:h text:style-name="P36" text:outline-level="3">Transparency</text:h>
      <text:list xml:id="list8470603811697275583" text:style-name="L9">
        <text:list-item>
          <text:p text:style-name="P24"><text:a xlink:type="simple" xlink:href="https://onlineservices-servicesenligne.cic.gc.ca/eapp/exit.do?logout=true&amp;uri=https://www.canada.ca/en/transparency/reporting.html" text:style-name="Internet_20_link" text:visited-style-name="Visited_20_Internet_20_Link"><text:span text:style-name="T4">Government-wide reporting</text:span></text:a></text:p>
        </text:list-item>
        <text:list-item>
          <text:p text:style-name="P24"><text:a xlink:type="simple" xlink:href="https://onlineservices-servicesenligne.cic.gc.ca/eapp/exit.do?logout=true&amp;uri=http://open.canada.ca/en/" text:style-name="Internet_20_link" text:visited-style-name="Visited_20_Internet_20_Link"><text:span text:style-name="T4">Open government</text:span></text:a></text:p>
        </text:list-item>
        <text:list-item>
          <text:p text:style-name="P24"><text:a xlink:type="simple" xlink:href="https://onlineservices-servicesenligne.cic.gc.ca/eapp/exit.do?logout=true&amp;uri=http://www.canada.ca/en/transparency/disclosure.html" text:style-name="Internet_20_link" text:visited-style-name="Visited_20_Internet_20_Link"><text:span text:style-name="T4">Proactive disclosure</text:span></text:a></text:p>
        </text:list-item>
        <text:list-item>
          <text:p text:style-name="P24"><text:a xlink:type="simple" xlink:href="https://onlineservices-servicesenligne.cic.gc.ca/eapp/exit.do?logout=true&amp;uri=http://www.cic.gc.ca/english/notices.asp" text:style-name="Internet_20_link" text:visited-style-name="Visited_20_Internet_20_Link"><text:span text:style-name="T4">Terms and conditions</text:span></text:a></text:p>
        </text:list-item>
        <text:list-item>
          <text:p text:style-name="P24"><text:soft-page-break/><text:a xlink:type="simple" xlink:href="https://onlineservices-servicesenligne.cic.gc.ca/eapp/exit.do?logout=true&amp;uri=http://www.cic.gc.ca/english/notices.asp#privacy" text:style-name="Internet_20_link" text:visited-style-name="Visited_20_Internet_20_Link"><text:span text:style-name="T4">Privacy</text:span></text:a></text:p>
        </text:list-item>
      </text:list>
      <text:p text:style-name="P9"><draw:frame draw:style-name="fr4" draw:name="Frame35" text:anchor-type="paragraph" svg:width="30.956cm" draw:z-index="77"><draw:text-box fo:min-height="0.041cm"><text:p text:style-name="Text_20_body"/></draw:text-box></draw:frame><draw:frame draw:style-name="fr8" draw:name="Frame34" text:anchor-type="paragraph" svg:width="7.726cm" draw:z-index="76"><draw:text-box fo:min-height="0.041cm"><text:h text:style-name="P36" text:outline-level="3">Feedback</text:h><text:p text:style-name="P14"><draw:a xlink:type="simple" xlink:href="https://onlineservices-servicesenligne.cic.gc.ca/eapp/exit.do?logout=true&amp;uri=http://www.canada.ca/en/contact/feedback.html"><draw:frame draw:style-name="fr9" draw:name="graphics1" text:anchor-type="as-char" svg:width="2.067cm" svg:height="1.069cm" draw:z-index="78"><draw:image xlink:href="https://onlineservices-servicesenligne.cic.gc.ca/eapp/resource/wet4/assets/feedback.png" xlink:type="simple" xlink:show="embed" xlink:actuate="onLoad"/></draw:frame></draw:a></text:p><text:h text:style-name="P36" text:outline-level="3">Social media</text:h><text:p text:style-name="P14"><draw:a xlink:type="simple" xlink:href="https://onlineservices-servicesenligne.cic.gc.ca/eapp/exit.do?logout=true&amp;uri=http://www.cic.gc.ca/english/department/media/social.asp"><draw:frame draw:style-name="fr9" draw:name="graphics2" text:anchor-type="as-char" svg:width="2.067cm" svg:height="1.069cm" draw:z-index="79"><draw:image xlink:href="https://onlineservices-servicesenligne.cic.gc.ca/eapp/resource/wet4/assets/social.png" xlink:type="simple" xlink:show="embed" xlink:actuate="onLoad"/></draw:frame></draw:a></text:p><text:h text:style-name="P36" text:outline-level="3">Mobile centre</text:h><text:p text:style-name="P14"><draw:a xlink:type="simple" xlink:href="https://onlineservices-servicesenligne.cic.gc.ca/eapp/exit.do?logout=true&amp;uri=https://www.canada.ca/en/mobile.html"><draw:frame draw:style-name="fr9" draw:name="graphics3" text:anchor-type="as-char" svg:width="2.067cm" svg:height="1.069cm" draw:z-index="80"><draw:image xlink:href="https://onlineservices-servicesenligne.cic.gc.ca/eapp/resource/wet4/assets/mobile.png" xlink:type="simple" xlink:show="embed" xlink:actuate="onLoad"/></draw:frame></draw:a></text:p></draw:text-box></draw:frame><text:bookmark text:name="wb-rsz"/><text:span text:style-name="T13">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S</meta:editing-duration>
    <meta:editing-cycles>3</meta:editing-cycles>
    <meta:generator>OpenOffice/4.1.6$Win32 OpenOffice.org_project/416m1$Build-9790</meta:generator>
    <dc:date>2019-11-05T18:09:05.52</dc:date>
    <meta:document-statistic meta:table-count="7" meta:image-count="3" meta:object-count="0" meta:page-count="8" meta:paragraph-count="221" meta:word-count="1030" meta:character-count="6994"/>
    <dc:creator>Mallik Hassan</dc:creator>
    <meta:user-defined meta:name="Info 1"/>
    <meta:user-defined meta:name="Info 2"/>
    <meta:user-defined meta:name="Info 3"/>
    <meta:user-defined meta:name="Info 4"/>
  </office:meta>
</office:document-meta>
</file>